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44c9" officeooo:paragraph-rsid="001f44c9" style:font-weight-asian="bold" style:font-weight-complex="bold"/>
    </style:style>
    <style:style style:name="P2" style:family="paragraph" style:parent-style-name="Standard">
      <style:text-properties fo:font-weight="bold" officeooo:rsid="0021173d" officeooo:paragraph-rsid="0021173d" style:font-weight-asian="bold" style:font-weight-complex="bold"/>
    </style:style>
    <style:style style:name="P3" style:family="paragraph" style:parent-style-name="Standard">
      <style:text-properties fo:font-weight="bold" officeooo:rsid="0021ea03" officeooo:paragraph-rsid="0021ea03" style:font-weight-asian="bold" style:font-weight-complex="bold"/>
    </style:style>
    <style:style style:name="P4" style:family="paragraph" style:parent-style-name="Standard">
      <style:text-properties fo:font-weight="bold" officeooo:rsid="0022a1b1" officeooo:paragraph-rsid="0022a1b1" style:font-weight-asian="bold" style:font-weight-complex="bold"/>
    </style:style>
    <style:style style:name="P5" style:family="paragraph" style:parent-style-name="Standard">
      <style:text-properties fo:font-weight="bold" officeooo:rsid="0024227f" officeooo:paragraph-rsid="0024227f" style:font-weight-asian="bold" style:font-weight-complex="bold"/>
    </style:style>
    <style:style style:name="P6" style:family="paragraph" style:parent-style-name="Standard">
      <style:text-properties fo:font-weight="bold" officeooo:rsid="00246c6b" officeooo:paragraph-rsid="00246c6b" style:font-weight-asian="bold" style:font-weight-complex="bold"/>
    </style:style>
    <style:style style:name="P7" style:family="paragraph" style:parent-style-name="Standard">
      <style:text-properties fo:font-weight="bold" officeooo:rsid="0024f2af" officeooo:paragraph-rsid="0024f2af" style:font-weight-asian="bold" style:font-weight-complex="bold"/>
    </style:style>
    <style:style style:name="P8" style:family="paragraph" style:parent-style-name="Standard">
      <style:text-properties fo:font-weight="normal" officeooo:rsid="001f44c9" officeooo:paragraph-rsid="001f44c9" style:font-weight-asian="normal" style:font-weight-complex="normal"/>
    </style:style>
    <style:style style:name="P9" style:family="paragraph" style:parent-style-name="Standard">
      <style:text-properties fo:font-weight="normal" officeooo:rsid="0021173d" officeooo:paragraph-rsid="0021173d" style:font-weight-asian="normal" style:font-weight-complex="normal"/>
    </style:style>
    <style:style style:name="P10" style:family="paragraph" style:parent-style-name="Standard">
      <style:text-properties fo:font-weight="normal" officeooo:rsid="0021ea03" officeooo:paragraph-rsid="0021ea03" style:font-weight-asian="normal" style:font-weight-complex="normal"/>
    </style:style>
    <style:style style:name="P11" style:family="paragraph" style:parent-style-name="Standard">
      <style:text-properties fo:font-weight="normal" officeooo:rsid="0022a1b1" officeooo:paragraph-rsid="0022a1b1" style:font-weight-asian="normal" style:font-weight-complex="normal"/>
    </style:style>
    <style:style style:name="P12" style:family="paragraph" style:parent-style-name="Standard">
      <style:text-properties fo:font-weight="normal" officeooo:rsid="0024227f" officeooo:paragraph-rsid="0024227f" style:font-weight-asian="normal" style:font-weight-complex="normal"/>
    </style:style>
    <style:style style:name="P13" style:family="paragraph" style:parent-style-name="Standard">
      <style:text-properties fo:font-weight="normal" officeooo:rsid="00246c6b" officeooo:paragraph-rsid="00246c6b" style:font-weight-asian="normal" style:font-weight-complex="normal"/>
    </style:style>
    <style:style style:name="P14" style:family="paragraph" style:parent-style-name="Standard">
      <style:text-properties officeooo:paragraph-rsid="001f44c9"/>
    </style:style>
    <style:style style:name="P15" style:family="paragraph" style:parent-style-name="Standard">
      <style:text-properties fo:font-size="12pt" fo:font-weight="normal" officeooo:rsid="001f44c9" officeooo:paragraph-rsid="001f44c9" style:font-size-asian="12pt" style:font-weight-asian="normal" style:font-size-complex="12pt" style:font-weight-complex="normal"/>
    </style:style>
    <style:style style:name="P16" style:family="paragraph" style:parent-style-name="Standard">
      <style:text-properties fo:color="#000000" style:font-name="arial" fo:font-size="10pt" fo:font-weight="normal" officeooo:rsid="0024f2af" officeooo:paragraph-rsid="0024f2af" style:font-weight-asian="normal" style:font-weight-complex="normal"/>
    </style:style>
    <style:style style:name="P17" style:family="paragraph" style:parent-style-name="Standard">
      <style:text-properties officeooo:paragraph-rsid="0024f2af"/>
    </style:style>
    <style:style style:name="P18" style:family="paragraph" style:parent-style-name="Standard">
      <style:text-properties fo:color="#000000" style:font-name="arial" fo:font-size="10pt" fo:font-weight="normal" officeooo:rsid="0024f2af" officeooo:paragraph-rsid="0024f2af" style:font-weight-asian="normal" style:font-weight-complex="normal"/>
    </style:style>
    <style:style style:name="P19" style:family="paragraph" style:parent-style-name="Standard">
      <style:text-properties fo:color="#000000" style:font-name="arial" fo:font-size="10pt" fo:font-weight="bold" officeooo:rsid="0024f2af" officeooo:paragraph-rsid="0024f2af" style:font-weight-asian="bold" style:font-weight-complex="bold"/>
    </style:style>
    <style:style style:name="T1" style:family="text">
      <style:text-properties fo:color="#000000" style:font-name="Liberation Serif" fo:font-size="12pt" fo:font-weight="normal" style:font-size-asian="12pt" style:font-weight-asian="normal" style:font-size-complex="12pt" style:font-weight-complex="normal"/>
    </style:style>
    <style:style style:name="T2" style:family="text">
      <style:text-properties fo:color="#000000" style:font-name="arial" fo:font-size="10pt" fo:font-weight="normal" style:font-weight-asian="normal" style:font-weight-complex="normal"/>
    </style:style>
    <style:style style:name="T3" style:family="text">
      <style:text-properties fo:color="#000000" style:font-name="arial" fo:font-size="10pt" fo:font-weight="normal" officeooo:rsid="0024f2af"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f44c9"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1173d"/>
    </style:style>
    <style:style style:name="T8" style:family="text">
      <style:text-properties officeooo:rsid="002422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nchini</text:p>
      <text:p text:style-name="P8">Alti belli e genitli, amichevoli verso gli europei che se ne approfittano e li invadono.</text:p>
      <text:p text:style-name="P8">Guerra, perdono contro le armi da fuoco.</text:p>
      <text:p text:style-name="P8"/>
      <text:p text:style-name="P8">Si possono dividere in 5 gruppi: </text:p>
      <text:p text:style-name="P8">- Piedi Neri, Arapaho, Cheyenne</text:p>
      <text:p text:style-name="P8">- Chippewa, Algonchini</text:p>
      <text:p text:style-name="P8">- Naskapi, Abenaki</text:p>
      <text:p text:style-name="P8">- Menominee, Sauk, Fox, Potawatomi</text:p>
      <text:p text:style-name="P14"><text:span text:style-name="T5">- </text:span><text:span text:style-name="T1">Wampanoag, Massachuset, Narraganset, </text:span><text:span text:style-name="Strong_20_Emphasis"><text:span text:style-name="T1">Mohicani</text:span></text:span><text:span text:style-name="T1">, Powhatan, Nipmuck, Delaware Shawnee</text:span></text:p>
      <text:p text:style-name="P15"/>
      <text:p text:style-name="P8">Gruppi diversi ma culturalmente uniti, dalle stesse abitudini. Un capo in pace, uno diverso in guerra.</text:p>
      <text:p text:style-name="P8"/>
      <text:p text:style-name="P8">Religione: uno spirito che sta dentro tutte le cose detto Manitou o Orenda.</text:p>
      <text:p text:style-name="P8"/>
      <text:p text:style-name="P1">Cherokee</text:p>
      <text:p text:style-name="P8">Imitarono per primi i bianchi insieme a Choctaw, Creek e Seminole, ovvero costruendo scuole, chiese, fattorie, e diventando sedntari e coltivando estese vallate con carri, aratri etc. Vennero “civilizzati” dal governo americano.</text:p>
      <text:p text:style-name="P8">Un Cherokee famoso è <text:span text:style-name="T6">Sequoyah </text:span>che essendo figlio di indiana e di padre bianco, seppe scrivere in lettere latine la lingua Cherokee. Nacque il primo giornale Cherokee: Cherokee Phoenix. I Cherokee fanno un assemblea e scrivono una costituzione prendendo un vasto territorio disabitato. <text:span text:style-name="T7">Ma poi si trovò l’oro in quel territorio. Gli americani non potevano sterminarli, essendo civilizzati, dunque promulgarono leggi razziali per discriminarli e lasciarli in condizioni miserabili. Gli viene infine imposto di spostarsi in Oklhaoma, e nonostante le proteste vennero deportati, un quarto della loro popolazione morì nel trasporto per freddo, fame, malattie. Un migliaio si nascosero nei boschi. </text:span></text:p>
      <text:p text:style-name="P9">In Oklhaoma i sopravvissuti alla deportazione ricominciarono daccapo la loro società.</text:p>
      <text:p text:style-name="P8"/>
      <text:p text:style-name="P2">Chippewa</text:p>
      <text:p text:style-name="P9">Popolo guerriero, basato sulla vittoria anche secondo astuzia e non sull’onore. Avevano l’uso di scotennare vivi i nemici e decorare lo scalpo essiccato: a questo punto ottenevano l’onore di indossare una piuma d’aquila. Tuttavia non torturavano i prigionieri.</text:p>
      <text:p text:style-name="P9">Erano uno dei gruppi più numerosi e divisi in sottotribù.</text:p>
      <text:p text:style-name="P9">Organizzati in bande, collegate da parentele e matrimoni, che avevano ognuna il suo territorio di caccia e il suo capo. Nessuna organizzazione superiore.</text:p>
      <text:p text:style-name="P9">Una banda Chippewa per mettersi d’accordo contro una tribù nemica, inviava un messaggero con pipa e tabacco a un’altra banda. Il messaggero parlava e accendeva la pipa e il tabacco e la passava. Chi non fumava non partecipava, chi fumava nonnpoteva più tirarsi indietro.</text:p>
      <text:p text:style-name="P9"/>
      <text:p text:style-name="P3">Creek</text:p>
      <text:p text:style-name="P10">Creek è un nomignolo dato dai bianchi perchè abitavano terre piene di fiumi. In effetti erano fertili e I bianchi le invasero subito. Fu la guerra, dominata dagli americani. I Creek avevano l’usanza di perdonare tutto, quindi cedettero terre etc, tranne I morti perchè I loro fantasmi se non erano vendicati non sarebbero mai passati all’aldilà. Uno dei riti più importanti era infatti la <text:span text:style-name="T6">Testa del Perdono</text:span>, svolto tra Luglio e Agosto: il mais era maturo e rigenerava la vita, conteporaneamente venivano dimenticate le colpe. Così molti indiani accusati di adulterio o tradimento si nascondevano nei boschi fino a quella data per poi unirsi ai festeggiamenti. Il rito durava 4-8 giorni in cui non si poteva mangiare il raccolto, quindi si nutrivano di bacche o stavano a digiuno.</text:p>
      <text:p text:style-name="P10">Il senso di questa festa era che il nuovo mais, fonte di vita, doveva raggiungere una comunità priva di rancori e pura. </text:p>
      <text:p text:style-name="P10"/>
      <text:p text:style-name="P4"><text:soft-page-break/>Hopi</text:p>
      <text:p text:style-name="P11">Misteriosi e poetici, I loro sciamani hanno previsto una Terza Guerra Mondiale iniziata da Cina Egitto Palestina e Africa, che distruggerà completamente gli americani lasciando solo il territorio Hopi illeso. I superstiti della strage mondiale daranno inizio a un nuovo mondo sotto a un unico nome e un’unica bandiera. </text:p>
      <text:p text:style-name="P11">Vivevano in abitazioni in muratura o anche scavate proprio nella roccia, collegate tutte e a più piani. Centrale era un edificio cilindrico chiamato ‘kiva’ in cui si riunivano a pregare. Alcune città sono un singolo grande edificio. </text:p>
      <text:p text:style-name="P11">Vedi: Cliff Palace, Pueblo Bonito.</text:p>
      <text:p text:style-name="P11">Hopi deriva da “hopitu” ovvero “i pacifici”. Estremamente miti e coltivatori, tranne per questioni religiose. A fine 1600 sterminarono gli spagnoli che volevano imporre il cristianesimo. </text:p>
      <text:p text:style-name="P9"/>
      <text:p text:style-name="P4">Kiowa</text:p>
      <text:p text:style-name="P11">Non mangiavano nè pesci nè uccelli ma solo bisonti, ma senza allevarli. Aspettavano che passassero le mandrie durante I loro movimenti ciclici. Quando I bianchi sterminarono <text:span text:style-name="T8">I bisonti</text:span>, furono in diffcoltà. <text:span text:style-name="T8">Infatti gli americani non riuscendo a sconfiggerli in guerra, sterminarono I bisonti. I loro capi, Satanka e Satanta, furono carcerati e come da tradizione fecero il loro canto di morte. Dopodichè Satanka si lanciò contro I carcerieri che lo crivellarono di proiettili e Satanta si gettò dalla finestra.</text:span></text:p>
      <text:p text:style-name="P12">Questi due capi erano particolarmente attaccati alla memoria e alla tradizione, la storia della tribù veniva registrata in pittografie che per ogni anno, a spirale, ritraevano un evento significativo per l’estate e uno per l’inverno. </text:p>
      <text:p text:style-name="P12"/>
      <text:p text:style-name="P5">Nez Perces</text:p>
      <text:p text:style-name="P12">Nome dato dai francesi (nasi forati) perchè avevano specie di piercing. A loro apparteneva lo stratega indiano più famoso, Tuono che Romba nelle Montagne (Capo Giuseppe). <text:s/>Quando nella loro terra fu scoperto l’oro, fu loro imposto di spostarsi ma <text:s/>Capo Giuseppe non volle e la tensione salì, finchè Capo Giuseppe si rese conto che gli amercani avrebbero mandato truppe a sterminarli. Allora compì con donne e bambini, cacciato dagli americani, una marcia di 3200 kilometri verso il Canada dove si era rifugiato tempo prima Toro Seduto, e grazie alle sue strategie riuscì nell’impresa. </text:p>
      <text:p text:style-name="P12"/>
      <text:p text:style-name="P6">Sioux</text:p>
      <text:p text:style-name="P13">Basati sul coraggio e sul valore, fecero una lunga guerra contro gli americani prima di perdere alla fine. Due capi importanti: <text:span text:style-name="T6">Toro Seduto</text:span> che era esperto, saggio e riflessivo, e anche se odiava I bianchi non li voleva sterminare. <text:span text:style-name="T6">Cavallo Pazzo </text:span>era praticamente l’Achille dei Sioux invulnerabile in battaglia infatti fu ucciso dal dietro da un Sioux traditore.</text:p>
      <text:p text:style-name="P13"/>
      <text:p text:style-name="P13"/>
      <text:p text:style-name="P9"/>
      <text:p text:style-name="P7">Nomi</text:p>
      <text:p text:style-name="P7"/>
      <text:p text:style-name="P16">LOOTAH:Sioux "rosso" </text:p>
      <text:p text:style-name="P19"><text:span text:style-name="T4">MAHKAH: Sioux "terra"</text:span> </text:p>
      <text:p text:style-name="P16">MATWAU: algonchino "nemico" </text:p>
      <text:p text:style-name="P16">NIXKAMICH: algonchino "grande padre" </text:p>
      <text:p text:style-name="P16">NOSH: algonchino "padre" <text:line-break/>NOSHI: variante algonchina di Nosh che significa "padre" </text:p>
      <text:p text:style-name="P16">NUKPANA: Hopi "male" </text:p>
      <text:p text:style-name="P19">SHIKOBA: Choctaw "padre" nome unisex </text:p>
      <text:p text:style-name="P16">SHIZHE'E: Navajo "padre" </text:p>
      <text:p text:style-name="P16">SHOEMOWETOCHAWCAWEWAHCATOWE: Cheyenne "schiena alta lupo" </text:p>
      <text:p text:style-name="P16">WAHKAN: Sioux "sacro" </text:p>
      <text:p text:style-name="P16"/>
      <text:p text:style-name="P16"><text:soft-page-break/><text:span text:style-name="T6">MAKA: Sioux "terra"</text:span> </text:p>
      <text:p text:style-name="P16">MAKAWEE: Sioux "amorevole" </text:p>
      <text:p text:style-name="P16">MEOQUANEE: Cheyenne "porta rossa" </text:p>
      <text:p text:style-name="P16">MIGINA: Omaha "ritorno della luna" </text:p>
      <text:p text:style-name="P19">MIMITEH: Omaha "luna nuova" </text:p>
      <text:p text:style-name="P16">TAIGI: Omaha "ritorno di luna" <text:line-break/>TAINI: variante Omaha di Taigi, stesso significato </text:p>
      <text:p text:style-name="P16">TUWA: Hopi "terra" <text:line-break/>UNA: Hopi "ricorda" <text:line-break/></text:p>
      <text:p text:style-name="P17"><text:span text:style-name="T3">WOKSAPE</text:span><text:span text:style-name="Strong_20_Emphasis"><text:span text:style-name="T2"> - Saggezza</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l significato dei nomi dei Nativi d'america.</text:p>
      <text:p text:style-name="P16"/>
      <text:p text:style-name="P16">Nella cultura dei Nativi il nome viene scelto in base al proprio spirito e spesso cambia più di una volta nel corso della vita. Generalmente il primo nome era scelto dal padre ma molto spesso era anche scelto dal capo tribù e si basava sugli eventi legati alla nascita.</text:p>
      <text:p text:style-name="P16"/>
      <text:p text:style-name="P16">Il grande spirito aveva una grande importanza per i Nativi e qualsiasi manifestazione della natura poteva incidere nella scelta del nome e del suo significato.</text:p>
      <text:p text:style-name="P16"/>
      <text:p text:style-name="P16">Per esempio una particolare sù il nome a Nuvola Rossa (Maḣpíya Lùta)datogli durante un temporale o tramonto presente alla nascita del bambino poteva dare il significato di ...."NUVOLA ROSSA".</text:p>
      <text:p text:style-name="P16"/>
      <text:p text:style-name="P16">Allo stesso modo se durante la vita avveniva un evento importante e una situazione particolare il Capo tribù e a volte l'uomo Medicina potevano cambiare il nome indiano dando un significato più appropriato.</text:p>
      <text:p text:style-name="P16"/>
      <text:p text:style-name="P16">L'uomo medicina se aveva una visione, tramite l'uso di sostanze che alterano la mente e permettono di spingere la stessa ai limiti, poteva suggerire un nome per un indiano.</text:p>
      <text:p text:style-name="P16">Attraverso riti di purificazione (molto frequenti nella cultura dei Nativi) spesso si avevano visioni più o meno importanti da cui si prendeva spunto per dare un significato particolare ai nomi.</text:p>
      <text:p text:style-name="P16"/>
      <text:p text:style-name="P16">(Alcuni esempi di nomi in varie Lingue Native e il loro significato)</text:p>
      <text:p text:style-name="P16"/>
      <text:p text:style-name="P16">A fianco del nome troverete la Nazione da cui nasce il nome e il significato-</text:p>
      <text:p text:style-name="P16"/>
      <text:p text:style-name="P16">Significato dei nomi maschili nella cultura Nativa:</text:p>
      <text:p text:style-name="P16"/>
      <text:p text:style-name="P19">ABOOKSIGUN: algonchina "Gatto pazzo".</text:p>
      <text:p text:style-name="P16"/>
      <text:p text:style-name="P16">ABUKCHEECH: algonchina "topo".</text:p>
      <text:p text:style-name="P16"/>
      <text:p text:style-name="P16">ACHAK: algonchina "spirito".</text:p>
      <text:p text:style-name="P16"/>
      <text:p text:style-name="P16">ADAHY: algonchino che significa "colui che vive nel legno o negli alberi".</text:p>
      <text:p text:style-name="P16"/>
      <text:p text:style-name="P16">AHANU: tribù algonchina "colui che ride".</text:p>
      <text:p text:style-name="P16"/>
      <text:p text:style-name="P16">AHIGA: algonchino "colui che combatte".</text:p>
      <text:p text:style-name="P16"/>
      <text:p text:style-name="P16">AHOTE: Hopi "colui che è irrequieto".</text:p>
      <text:p text:style-name="P16"/>
      <text:p text:style-name="P16">AHTAHKAKOOP: Cree "stella coperta".</text:p>
      <text:p text:style-name="P16"/>
      <text:p text:style-name="P16">AMITOLA: Dakhota,Lakhota "arcobaleno", deriva da una leggenda che asserisce come il primo dipinto a colori venne dipinto nelle nuvole da un capo di nome Amitola.</text:p>
      <text:p text:style-name="P16"/>
      <text:p text:style-name="P16">ANTIMAN: Mapuche "condor del sole".</text:p>
      <text:p text:style-name="P16"/>
      <text:p text:style-name="P16">ANTINANCO: Mapuche "aquila del sole".</text:p>
      <text:p text:style-name="P16"/>
      <text:p text:style-name="P16">APONIVI: Hopi "dove il vento soffia giù e divide".</text:p>
      <text:p text:style-name="P16"/>
      <text:p text:style-name="P16">ASHKII: Navajo "ragazzo giovane".</text:p>
      <text:p text:style-name="P16"/>
      <text:p text:style-name="P16">ASKOOK: Algonchino "serpente".</text:p>
      <text:p text:style-name="P16"/>
      <text:p text:style-name="P16">ASKUWHETEAU: algonchino "egli veglia".</text:p>
      <text:p text:style-name="P16"/>
      <text:p text:style-name="P16">ATA'HALNE: navajo "egli interrompe".</text:p>
      <text:p text:style-name="P16"/>
      <text:p text:style-name="P16">AUCAMAN: Mapuche "condor selvatico o selvaggio".</text:p>
      <text:p text:style-name="P16"/>
      <text:p text:style-name="P16">AVONACO: Cheyenne "orso magro".</text:p>
      <text:p text:style-name="P16"/>
      <text:p text:style-name="P16"><text:soft-page-break/>AYAWAMAT: hopi "uno che segue gli ordini".</text:p>
      <text:p text:style-name="P16"/>
      <text:p text:style-name="P16">BIDZIIL: Navajo "egli è un duro".</text:p>
      <text:p text:style-name="P16"/>
      <text:p text:style-name="P16">BILAGAANA: navajo "persona bianca"</text:p>
      <text:p text:style-name="P16"/>
      <text:p text:style-name="P16">CATAHECASSA: shawnee "zoccolo nero"</text:p>
      <text:p text:style-name="P16"/>
      <text:p text:style-name="P16">CHA'AKMONGWI: hopi "capo banditore"</text:p>
      <text:p text:style-name="P16"/>
      <text:p text:style-name="P16">CHANKOOWASHTAY: Lakhota "buona strada".</text:p>
      <text:p text:style-name="P16"/>
      <text:p text:style-name="P16">CHANSOMPS: Algonchino "Locusta".</text:p>
      <text:p text:style-name="P16"/>
      <text:p text:style-name="P16">CHASCHUNKA (Chas-chunk-a): Winnebago "Onda".</text:p>
      <text:p text:style-name="P16"/>
      <text:p text:style-name="P16">CHA'TIMA: Hopi "colui che chiama".</text:p>
      <text:p text:style-name="P16"/>
      <text:p text:style-name="P16">CHAVATANGAKWUNUA: Hopi "piccolo arcobaleno".</text:p>
      <text:p text:style-name="P16"/>
      <text:p text:style-name="P16">CHAYTON: Lakhota "falcone".</text:p>
      <text:p text:style-name="P16"/>
      <text:p text:style-name="P16">CHEVEYO: Hopi "spirito guerriero".</text:p>
      <text:p text:style-name="P16"/>
      <text:p text:style-name="P16">CHOCHMO: Hopi "tumulo di fango".</text:p>
      <text:p text:style-name="P16"/>
      <text:p text:style-name="P16">CHOCHOKPI: Hopi "trono per le nuvole"</text:p>
      <text:p text:style-name="P16"/>
      <text:p text:style-name="P16">CHOCHUSCHUVIO: Hopi "cervo dalla coda bianca"</text:p>
      <text:p text:style-name="P16"/>
      <text:p text:style-name="P16">CHOGAN: Algonchini "uccello nero".</text:p>
      <text:p text:style-name="P16"/>
      <text:p text:style-name="P16">CHOOVIO: Hopi "antilope"</text:p>
      <text:p text:style-name="P16"/>
      <text:p text:style-name="P16">CHOVIOHOYA: Hopi "giovani cervi"</text:p>
      <text:p text:style-name="P16"/>
      <text:p text:style-name="P16">CHOWILAWU: Hopi "unite da acqua"</text:p>
      <text:p text:style-name="P16"/>
      <text:p text:style-name="P16">CHUA: Hopi "serpente"</text:p>
      <text:p text:style-name="P16"/>
      <text:p text:style-name="P16">CHUCHIP: Hopi "spirito del cervo"</text:p>
      <text:p text:style-name="P16"/>
      <text:p text:style-name="P16">CHUNTA: Hopi "barare"</text:p>
      <text:p text:style-name="P16"/>
      <text:p text:style-name="P16">CHUSI: Hopi "fiore serpente"</text:p>
      <text:p text:style-name="P16"/>
      <text:p text:style-name="P16">CIQALA: Dakhota "piccolo"</text:p>
      <text:p text:style-name="P16"/>
      <text:p text:style-name="P16">COWESSESS: Ojibwa "bambino"</text:p>
      <text:p text:style-name="P16"/>
      <text:p text:style-name="P16">DEMONTHIN: Ponca "parla come cammina"</text:p>
      <text:p text:style-name="P16"/>
      <text:p text:style-name="P16">EDITON: Omaha "in piedi come un oggetto sacro"</text:p>
      <text:p text:style-name="P16"/>
      <text:p text:style-name="P16">ELUWILUSSIT: algonchino "santo"</text:p>
      <text:p text:style-name="P16"/>
      <text:p text:style-name="P16">ENAPAY: Lakhota "senza paura"</text:p>
      <text:p text:style-name="P16"/>
      <text:p text:style-name="P16">ENKOODABAOO: Algonquin, si dice anche Enkoodabooaoo, "uno che vive da solo"</text:p>
      <text:p text:style-name="P16"/>
      <text:p text:style-name="P16">ENKOODABOOAOO: vedi sopra</text:p>
      <text:p text:style-name="P16"/>
      <text:p text:style-name="P16">ETCHEMIN: algonchino "uomo canoa"</text:p>
      <text:p text:style-name="P16"><text:soft-page-break/></text:p>
      <text:p text:style-name="P16">ETLELOOAAT: algonchino "grida"</text:p>
      <text:p text:style-name="P16"/>
      <text:p text:style-name="P16">GAAGII: Navajo "corvo"</text:p>
      <text:p text:style-name="P16"/>
      <text:p text:style-name="P16">GAD: Navajo "ginepro"</text:p>
      <text:p text:style-name="P16"/>
      <text:p text:style-name="P19">GAHEGE: Omaha "capo"</text:p>
      <text:p text:style-name="P16"/>
      <text:p text:style-name="P16">GOYATHLAY: Apache "uno che sbadiglia"</text:p>
      <text:p text:style-name="P16"/>
      <text:p text:style-name="P16">GUDAHI: Omaha "lì (un coyote) va!"</text:p>
      <text:p text:style-name="P16"/>
      <text:p text:style-name="P16">HAHKETHOMEMAH: Cheyenne "piccola peste"</text:p>
      <text:p text:style-name="P16"/>
      <text:p text:style-name="P16">HANIA: Hopi "spirito guerriero"</text:p>
      <text:p text:style-name="P16"/>
      <text:p text:style-name="P16">HASSUN: algonchino "pietra"</text:p>
      <text:p text:style-name="P16"/>
      <text:p text:style-name="P16">HASTIIN: Navajo "uomo"</text:p>
      <text:p text:style-name="P16"/>
      <text:p text:style-name="P16">HAWIOVI: Hopi "scendendo la scala."</text:p>
      <text:p text:style-name="P16"/>
      <text:p text:style-name="P16">HEAMMAWIHIO: Cheyenne "saggio al di sopra"</text:p>
      <text:p text:style-name="P16"/>
      <text:p text:style-name="P16">HELUSHKA (He-lush-ka): Winnebago "combattente"</text:p>
      <text:p text:style-name="P16"/>
      <text:p text:style-name="P16">HESKOVIZENAKO: Cheyenne "istrice"</text:p>
      <text:p text:style-name="P16"/>
      <text:p text:style-name="P16">HESUTU: Miwok "nido giacca gialla che sorge dal terreno"; siccome la traduzione sembra strana riporto la traduzione inglese:"yellow jacket nest rising out of the ground."</text:p>
      <text:p text:style-name="P16"/>
      <text:p text:style-name="P16">HEVATANEO: Cheyenne "corda di capelli"</text:p>
      <text:p text:style-name="P16"/>
      <text:p text:style-name="P16">HEVOVITASTAMIUTSTO: Cheyenne "tromba d'aria"</text:p>
      <text:p text:style-name="P16"/>
      <text:p text:style-name="P16">HIAMOVI: Cheyenne "capo alto"</text:p>
      <text:p text:style-name="P16"/>
      <text:p text:style-name="P16">HINTO: Dakhota "blu"</text:p>
      <text:p text:style-name="P16"/>
      <text:p text:style-name="P16">HOHNIHOHKAIYOHOS: Cheyenne "schiena del lupo"</text:p>
      <text:p text:style-name="P16"/>
      <text:p text:style-name="P16">HOK'EE: Navajo "abbandonato"</text:p>
      <text:p text:style-name="P16"/>
      <text:p text:style-name="P16">HOKOLESQUA: Shawnee "gambo di mais"</text:p>
      <text:p text:style-name="P16"/>
      <text:p text:style-name="P16">HONANI: Hopi "tasso"</text:p>
      <text:p text:style-name="P16"/>
      <text:p text:style-name="P16">HONAW: Hopi "orso"</text:p>
      <text:p text:style-name="P16"/>
      <text:p text:style-name="P16">HONIAHAKA: Cheyenne "piccolo lupo"</text:p>
      <text:p text:style-name="P16"/>
      <text:p text:style-name="P16">HONON: Miwok "orso"</text:p>
      <text:p text:style-name="P16"/>
      <text:p text:style-name="P16">HOTAH: Sioux "bianco"</text:p>
      <text:p text:style-name="P16"/>
      <text:p text:style-name="P19">HOTOTO: Hopi "spirito guerriero che canta "o" colui che fischia."</text:p>
      <text:p text:style-name="P16"/>
      <text:p text:style-name="P16">HOTUAEKHAASHTAIT: Cheyenne "toro alto"</text:p>
      <text:p text:style-name="P16"/>
      <text:p text:style-name="P16">HOWAHKAN: Sioux "voce misteriosa"</text:p>
      <text:p text:style-name="P16"/>
      <text:p text:style-name="P16">HOWI: Miwok "tortora"</text:p>
      <text:p text:style-name="P16"><text:soft-page-break/></text:p>
      <text:p text:style-name="P16">HURITT: algonchini "bello"</text:p>
      <text:p text:style-name="P16"/>
      <text:p text:style-name="P16">ISI: Choctaw "cervo" nome sia per maschio che per femmina</text:p>
      <text:p text:style-name="P16"/>
      <text:p text:style-name="P16">ISTAQA: Hopi "uomo coyote"</text:p>
      <text:p text:style-name="P16"/>
      <text:p text:style-name="P16">KACHADA: Hopi "uomo bianco"</text:p>
      <text:p text:style-name="P16"/>
      <text:p text:style-name="P16">KANEONUSKATEW: Cree "uno che cammina a quattro zampe"</text:p>
      <text:p text:style-name="P16"/>
      <text:p text:style-name="P16">KANGEE: Sioux "corvo"</text:p>
      <text:p text:style-name="P16"/>
      <text:p text:style-name="P16">KAWACATOOSE: Cree "uomo povero"</text:p>
      <text:p text:style-name="P16"/>
      <text:p text:style-name="P16">KELE: Hopi "passero"</text:p>
      <text:p text:style-name="P16"/>
      <text:p text:style-name="P16">KEME: algonchino "segreto"</text:p>
      <text:p text:style-name="P16"/>
      <text:p text:style-name="P16">KESEGOWAASE: algonchino "rapido"</text:p>
      <text:p text:style-name="P16"/>
      <text:p text:style-name="P16">KESTEJOO: Algonquin "schiavo"</text:p>
      <text:p text:style-name="P16"/>
      <text:p text:style-name="P16">KISECAWCHUCK: Cree "stella del mattino"</text:p>
      <text:p text:style-name="P16"/>
      <text:p text:style-name="P16">KITCHI: Algonquin "coraggioso"</text:p>
      <text:p text:style-name="P16"/>
      <text:p text:style-name="P16">KOHANA: Sioux "rapido"</text:p>
      <text:p text:style-name="P16"/>
      <text:p text:style-name="P16">KOHKAHYCUMEST: Cheyenne "corvo bianco o antilope bianca"</text:p>
      <text:p text:style-name="P16"/>
      <text:p text:style-name="P16">KOLICHIYAW: Hopi "puzzola, moffetta"</text:p>
      <text:p text:style-name="P16"/>
      <text:p text:style-name="P16">KOSUMI: Miwok "pesca salmoni con la lancia"</text:p>
      <text:p text:style-name="P16"/>
      <text:p text:style-name="P16">KOTORI: Hopi "spirito del gufo che stride"</text:p>
      <text:p text:style-name="P16"/>
      <text:p text:style-name="P16">KUCKUNNIWI: Cheyenne "piccolo lupo"</text:p>
      <text:p text:style-name="P16"/>
      <text:p text:style-name="P16">KURUK: Pawnee "orso"</text:p>
      <text:p text:style-name="P16"/>
      <text:p text:style-name="P16">KWAHU: Hopi "aquila"</text:p>
      <text:p text:style-name="P16"/>
      <text:p text:style-name="P16">KWATOKO: Hopi "uccello dal grande becco"</text:p>
      <text:p text:style-name="P16"/>
      <text:p text:style-name="P16">LALAWETHIKA: Shawnee "fa rumore"</text:p>
      <text:p text:style-name="P16"/>
      <text:p text:style-name="P16">LANSA: Hopi "lancia"</text:p>
      <text:p text:style-name="P16"/>
      <text:p text:style-name="P16">LAPU: Hopi "corteccia di cedro"</text:p>
      <text:p text:style-name="P16"/>
      <text:p text:style-name="P16">LEN: Hopi "flauto"</text:p>
      <text:p text:style-name="P16"/>
      <text:p text:style-name="P16">LEYATI: Miwok "a forma di conchiglia abalone"</text:p>
      <text:p text:style-name="P16"/>
      <text:p text:style-name="P16">LISE: Miwok "testa di salmone che si eleva sopra l'acqua"</text:p>
      <text:p text:style-name="P16"/>
      <text:p text:style-name="P16">LIWANU: Miwok "ringhio d'orso"</text:p>
      <text:p text:style-name="P16"/>
      <text:p text:style-name="P16">LOKNI:Miwok "pioggia cadde attraverso il tetto"</text:p>
      <text:p text:style-name="P16"/>
      <text:p text:style-name="P16">LOOTAH:Sioux "rosso"</text:p>
      <text:p text:style-name="P16"/>
      <text:p text:style-name="P16"><text:soft-page-break/>MACHAKW: Hopi "cornea del rospo"</text:p>
      <text:p text:style-name="P16"/>
      <text:p text:style-name="P16">MACHK: algonchini "orso"</text:p>
      <text:p text:style-name="P16"/>
      <text:p text:style-name="P16">MAHKAH: Sioux "terra"</text:p>
      <text:p text:style-name="P16"/>
      <text:p text:style-name="P16">MAHPEE: Sioux "cielo"</text:p>
      <text:p text:style-name="P16"/>
      <text:p text:style-name="P16">MAKKAPITEW: algonchini "ha denti grossi"</text:p>
      <text:p text:style-name="P16"/>
      <text:p text:style-name="P16">MAKYA: Hopi "aquila cacciatrice"</text:p>
      <text:p text:style-name="P16"/>
      <text:p text:style-name="P16">MANTOTOHPA: Cheyenne "quattro orsi"</text:p>
      <text:p text:style-name="P16"/>
      <text:p text:style-name="P16">MASICHUVIO: Hopi "cervo grigio"</text:p>
      <text:p text:style-name="P16"/>
      <text:p text:style-name="P16">MATCHITEHEW: "ha un cuore malvagio"</text:p>
      <text:p text:style-name="P16"/>
      <text:p text:style-name="P16">MATCHITISIW: algonchino "ha un cattivo carattere"</text:p>
      <text:p text:style-name="P16"/>
      <text:p text:style-name="P16">MATOSKAH: Sioux "orso bianco"</text:p>
      <text:p text:style-name="P16"/>
      <text:p text:style-name="P16">MATUNAAGA: algonchini "combattimenti"</text:p>
      <text:p text:style-name="P16"/>
      <text:p text:style-name="P16">MATWAU: algonchino "nemico"</text:p>
      <text:p text:style-name="P16"/>
      <text:p text:style-name="P16">MAZA BLASKA: Dakota "ferro da stiro"</text:p>
      <text:p text:style-name="P16"/>
      <text:p text:style-name="P16">MEGEDAGIK: algonchino "uccide molti"</text:p>
      <text:p text:style-name="P16"/>
      <text:p text:style-name="P16">MELKEDOODUM: algonchini "presuntuoso"</text:p>
      <text:p text:style-name="P16"/>
      <text:p text:style-name="P16">METURATO: Cheyenne "bollitore nero"</text:p>
      <text:p text:style-name="P16"/>
      <text:p text:style-name="P16">MINNINNEWAH: Cheyenne "mulinello di vento"</text:p>
      <text:p text:style-name="P16"/>
      <text:p text:style-name="P16">MISU:Miwok "ruscello increspato"</text:p>
      <text:p text:style-name="P16"/>
      <text:p text:style-name="P16">MOCHNI: Hopi "uccello parlante"</text:p>
      <text:p text:style-name="P16"/>
      <text:p text:style-name="P16">MOKI: Hopi "cervo"</text:p>
      <text:p text:style-name="P16"/>
      <text:p text:style-name="P16">MOLIMO: Miwok "recare a piedi in ombra"</text:p>
      <text:p text:style-name="P16"/>
      <text:p text:style-name="P16">MONA: Miwok "raccoglie semi di stramonio"</text:p>
      <text:p text:style-name="P16"/>
      <text:p text:style-name="P16">MONGWAU: Hopi "gufo"</text:p>
      <text:p text:style-name="P16"/>
      <text:p text:style-name="P16">MUATA: Miwok "giacca gialla dentro il nido"</text:p>
      <text:p text:style-name="P16"/>
      <text:p text:style-name="P16">MUKKI: algonchino "ragazzino"</text:p>
      <text:p text:style-name="P16"/>
      <text:p text:style-name="P16">MUNDOO: algonchino "grande spirito" ma era usato per "il diavolo" dai primi missionari.</text:p>
      <text:p text:style-name="P16"/>
      <text:p text:style-name="P16">MUSCOWEQUAN: Cree "dura spina"</text:p>
      <text:p text:style-name="P16"/>
      <text:p text:style-name="P16">NAALNISH: Navajo "egli lavora"</text:p>
      <text:p text:style-name="P16"/>
      <text:p text:style-name="P16">NAHCOMENCE: Cheyenne "corteccia"</text:p>
      <text:p text:style-name="P16"/>
      <text:p text:style-name="P16">NAHIOSSI: Cheyenne "aveva tre dita"</text:p>
      <text:p text:style-name="P16"/>
      <text:p text:style-name="P16">NAHUEL: Mapuche "giaguaro"</text:p>
      <text:p text:style-name="P16"><text:soft-page-break/></text:p>
      <text:p text:style-name="P16">NAPAYSHNI: Lakhota "duro e coraggioso"</text:p>
      <text:p text:style-name="P16"/>
      <text:p text:style-name="P16">NASTAS: Navajo "curvo come l'erba di volpe"</text:p>
      <text:p text:style-name="P16"/>
      <text:p text:style-name="P16">NAWKAW: Winnebago "legno"</text:p>
      <text:p text:style-name="P16"/>
      <text:p text:style-name="P16">NIICHAAD: Navajo "gonfio"</text:p>
      <text:p text:style-name="P16"/>
      <text:p text:style-name="P16">NIXKAMICH: algonchino "grande padre"</text:p>
      <text:p text:style-name="P16"/>
      <text:p text:style-name="P16">NIYOL: Navajo "vento"</text:p>
      <text:p text:style-name="P16"/>
      <text:p text:style-name="P16">NOOTAU: algonchino "fuoco"</text:p>
      <text:p text:style-name="P16"/>
      <text:p text:style-name="P16">NOSH: algonchino "padre"</text:p>
      <text:p text:style-name="P16"/>
      <text:p text:style-name="P16">NOSHI: variante algonchina di Nosh che significa "padre"</text:p>
      <text:p text:style-name="P16"/>
      <text:p text:style-name="P16">NUKPANA: Hopi "male"</text:p>
      <text:p text:style-name="P16"/>
      <text:p text:style-name="P16">OCUMWHOWURST: Cheyenne "lupo gialo"</text:p>
      <text:p text:style-name="P16"/>
      <text:p text:style-name="P16">OCUNNOWHURST: variante Cheyenne Ocumwhowurst, significa "lupo giallo" nome per animale</text:p>
      <text:p text:style-name="P16"/>
      <text:p text:style-name="P16">ODAKOTA: Lakhota "amico"</text:p>
      <text:p text:style-name="P16"/>
      <text:p text:style-name="P16">OGALEESHA: Lakhota "indossa una camicia rossa"</text:p>
      <text:p text:style-name="P16"/>
      <text:p text:style-name="P16">OHANZEE: Lakhota "ombra"</text:p>
      <text:p text:style-name="P16"/>
      <text:p text:style-name="P16">OHCUMGACHE: Cheyenne "piccolo lupo"</text:p>
      <text:p text:style-name="P16"/>
      <text:p text:style-name="P16">OHITEKAH: Lakhota"coraggioso"</text:p>
      <text:p text:style-name="P16"/>
      <text:p text:style-name="P16">OMAWNAKW: Hopi "padre nuvola"</text:p>
      <text:p text:style-name="P16"/>
      <text:p text:style-name="P16">OTAKTAY: Lakhota "ne ha uccisi molti"</text:p>
      <text:p text:style-name="P16"/>
      <text:p text:style-name="P16">OTOAHHASTIS: Cheyenne "toro alto"</text:p>
      <text:p text:style-name="P16"/>
      <text:p text:style-name="P16">OTOAHNACTO: Cheyenne "toro orso"</text:p>
      <text:p text:style-name="P16"/>
      <text:p text:style-name="P16">PACHUA: Hopi "serpente piumato d'acqua"</text:p>
      <text:p text:style-name="P16"/>
      <text:p text:style-name="P16">PAHANA: Hopi "perso fratello bianco"</text:p>
      <text:p text:style-name="P16"/>
      <text:p text:style-name="P16">PAJACKOK: algonchino "tuono"</text:p>
      <text:p text:style-name="P16"/>
      <text:p text:style-name="P16">PANNOOWAU: algonchino "egli mente"</text:p>
      <text:p text:style-name="P16"/>
      <text:p text:style-name="P16">PAYTAH: Sioux "fuoco"</text:p>
      <text:p text:style-name="P16"/>
      <text:p text:style-name="P16">PIVANE:Hopi "donnola"</text:p>
      <text:p text:style-name="P16"/>
      <text:p text:style-name="P16">POWWAW: algonchino "sacerdote o prete"</text:p>
      <text:p text:style-name="P16"/>
      <text:p text:style-name="P16">QALETAQA: Hopi "guardiano della gente"</text:p>
      <text:p text:style-name="P16"/>
      <text:p text:style-name="P16">QOCHATA: Hopi "uomo bianco"</text:p>
      <text:p text:style-name="P16"/>
      <text:p text:style-name="P16">QUANAH: Comanche "fragrante"</text:p>
      <text:p text:style-name="P16"/>
      <text:p text:style-name="P16"><text:soft-page-break/>QUIDEL: Mapuche "torcia che brucia"</text:p>
      <text:p text:style-name="P16"/>
      <text:p text:style-name="P16">ROWTAG: algonchino "fuoco"</text:p>
      <text:p text:style-name="P16"/>
      <text:p text:style-name="P16">SANI: Navajo "il vecchio uno"</text:p>
      <text:p text:style-name="P16"/>
      <text:p text:style-name="P16">SEGENAM: algonchino "pigro"</text:p>
      <text:p text:style-name="P16"/>
      <text:p text:style-name="P16">SEWATI: Miwok "orso dall'artiglio curvo"</text:p>
      <text:p text:style-name="P16"/>
      <text:p text:style-name="P16">SHIKOBA: Choctaw "padre" nome unisex</text:p>
      <text:p text:style-name="P16"/>
      <text:p text:style-name="P16">SHILAH: Navajo "fratello"</text:p>
      <text:p text:style-name="P16"/>
      <text:p text:style-name="P16">SHIRIKI: Pawnee "coyote"</text:p>
      <text:p text:style-name="P16"/>
      <text:p text:style-name="P16">SHIYE: Navajo "figlio"</text:p>
      <text:p text:style-name="P16"/>
      <text:p text:style-name="P16">SHIZHE'E: Navajo "padre"</text:p>
      <text:p text:style-name="P16"/>
      <text:p text:style-name="P16">SHOEMOWETOCHAWCAWEWAHCATOWE: Cheyenne "schiena alta lupo"</text:p>
      <text:p text:style-name="P16"/>
      <text:p text:style-name="P16">SICHEII: Navajo "nonno"</text:p>
      <text:p text:style-name="P16"/>
      <text:p text:style-name="P16">SIKE: Navajo "egli siede a casa"</text:p>
      <text:p text:style-name="P16"/>
      <text:p text:style-name="P16">SIK'IS: Navajo "amico"</text:p>
      <text:p text:style-name="P16"/>
      <text:p text:style-name="P16">SIKYAHONAW: Hopi "orso giallo"</text:p>
      <text:p text:style-name="P16"/>
      <text:p text:style-name="P16">SIKYATAVO: Hopi "coniglio giallo"</text:p>
      <text:p text:style-name="P16"/>
      <text:p text:style-name="P16">SKAH: Lakhota"bianco"</text:p>
      <text:p text:style-name="P16"/>
      <text:p text:style-name="P16">SOWI'NGWA: Hopi "coda cervo bianco"</text:p>
      <text:p text:style-name="P16"/>
      <text:p text:style-name="P16">SUCKI: algonchino "nero"</text:p>
      <text:p text:style-name="P16"/>
      <text:p text:style-name="P16">SUNUKKUHKAU: algonchino "schiaccia"</text:p>
      <text:p text:style-name="P16"/>
      <text:p text:style-name="P16">TAHKEOME: Cheyenne "piccola giacca"</text:p>
      <text:p text:style-name="P16"/>
      <text:p text:style-name="P16">TAHMELAPACHME: Cheyenne "coltello opaco"</text:p>
      <text:p text:style-name="P16"/>
      <text:p text:style-name="P16">TAKODA: Lakhota "amico di tutti"</text:p>
      <text:p text:style-name="P16"/>
      <text:p text:style-name="P16">TANGAKWUNU: Hopi "arcobaleno"</text:p>
      <text:p text:style-name="P16"/>
      <text:p text:style-name="P16">TAREGAN: Algonquin "gru"</text:p>
      <text:p text:style-name="P16"/>
      <text:p text:style-name="P16">TASUNKE: Dakhota "cavallo"</text:p>
      <text:p text:style-name="P16"/>
      <text:p text:style-name="P16">TATANKA-PTECILA: Dakhota "bisonte corto"</text:p>
      <text:p text:style-name="P16"/>
      <text:p text:style-name="P16">TECUMSEH: Shawnee "pantera che passa attraverso"</text:p>
      <text:p text:style-name="P16"/>
      <text:p text:style-name="P16">TEETONKA: Lakhota "parla troppo"</text:p>
      <text:p text:style-name="P16"/>
      <text:p text:style-name="P16">TELUTCI: Miwok "sopportare di sollevare la polvere"</text:p>
      <text:p text:style-name="P16"/>
      <text:p text:style-name="P16">TENSKWATAWA: Shawnee "apre porta"</text:p>
      <text:p text:style-name="P16"/>
      <text:p text:style-name="P16">TIHKOOSUE: algonchino "corto"</text:p>
      <text:p text:style-name="P16"><text:soft-page-break/></text:p>
      <text:p text:style-name="P16">T'IIS: Navajo "pioppo"</text:p>
      <text:p text:style-name="P16"/>
      <text:p text:style-name="P16">TOCHO: Hopi "leone di montagna"</text:p>
      <text:p text:style-name="P16"/>
      <text:p text:style-name="P16">TOGQUOS: algonchino "gemello"</text:p>
      <text:p text:style-name="P16"/>
      <text:p text:style-name="P16">TOHOPKA:Hopi "bestia"</text:p>
      <text:p text:style-name="P16"/>
      <text:p text:style-name="P16">TOKALA: Dakhota "volpe"</text:p>
      <text:p text:style-name="P16"/>
      <text:p text:style-name="P16">TOOANTUH: Cherokee "rana di primavera"</text:p>
      <text:p text:style-name="P16"/>
      <text:p text:style-name="P16">TSE: Navajo "roccia"</text:p>
      <text:p text:style-name="P16"/>
      <text:p text:style-name="P16">TSIISHCHILI: Navajo "dai capelli ricci"</text:p>
      <text:p text:style-name="P16"/>
      <text:p text:style-name="P16">TUPI: Miwok "tira su"</text:p>
      <text:p text:style-name="P16"/>
      <text:p text:style-name="P16">UZUMATI: Miwok "orso"</text:p>
      <text:p text:style-name="P16"/>
      <text:p text:style-name="P16">VAIVEAHTOISH: Cheyenne "si posa sulla nuvola"</text:p>
      <text:p text:style-name="P16"/>
      <text:p text:style-name="P16">VIHO: Cheyenne "capo"</text:p>
      <text:p text:style-name="P16"/>
      <text:p text:style-name="P16">VIPPONAH: Cheyenne "faccia magra"</text:p>
      <text:p text:style-name="P16"/>
      <text:p text:style-name="P16">VOHKINNE: Cheyenne "naso romano"</text:p>
      <text:p text:style-name="P16"/>
      <text:p text:style-name="P16">VOISTITOEVITZ: Cheyenne "mucca bianca"</text:p>
      <text:p text:style-name="P16"/>
      <text:p text:style-name="P16">VOISTTITOEVETZ: variante Cheyenne Voistitoevitz,"vacca bianca"</text:p>
      <text:p text:style-name="P16"/>
      <text:p text:style-name="P16">VOKIVOCUMMAST: Cheyenne "antilope bianca"</text:p>
      <text:p text:style-name="P16"/>
      <text:p text:style-name="P16">WAHANASSATTA: Cheyenne "colui che cammina con le dita dei piedi rivolte verso l'esterno"</text:p>
      <text:p text:style-name="P16"/>
      <text:p text:style-name="P16">WAHCHINKSAPA: Lakhota"saggio"</text:p>
      <text:p text:style-name="P16"/>
      <text:p text:style-name="P16">WAHCHINTONKA: Lakhota "ha molta pratica"</text:p>
      <text:p text:style-name="P16"/>
      <text:p text:style-name="P16">WAHKAN: Lakhota "sacro"</text:p>
      <text:p text:style-name="P16"/>
      <text:p text:style-name="P16">WAMBLEESKA: Lakhota "aquila bianca"</text:p>
      <text:p text:style-name="P16"/>
      <text:p text:style-name="P16">WAMBLI-WASTE: Dakhota "aquila buona"</text:p>
      <text:p text:style-name="P16"/>
      <text:p text:style-name="P16">WANAGEESKA: Lakhota "spirito bianco"</text:p>
      <text:p text:style-name="P16"/>
      <text:p text:style-name="P16">WANAHTON: Lakhota "destriero"</text:p>
      <text:p text:style-name="P16"/>
      <text:p text:style-name="P16">WANIKIYA: Lakhota"salvatore"</text:p>
      <text:p text:style-name="P16"/>
      <text:p text:style-name="P16">WAPASHA: Dakhota "foglia rossa"</text:p>
      <text:p text:style-name="P16"/>
      <text:p text:style-name="P16">WAQUINI: Cheyenne "naso a uncino"</text:p>
      <text:p text:style-name="P16"/>
      <text:p text:style-name="P16">WAYRA: Quechua "vento"</text:p>
      <text:p text:style-name="P16"/>
      <text:p text:style-name="P16">WEAYAYA: Lakhota "sole che"</text:p>
      <text:p text:style-name="P16"/>
      <text:p text:style-name="P16">WEMATIN: algonchino "fratello"</text:p>
      <text:p text:style-name="P16"/>
      <text:p text:style-name="P16"><text:soft-page-break/>WICASA: Dakhota "saggio"</text:p>
      <text:p text:style-name="P16"/>
      <text:p text:style-name="P16">WICKANINNISH: Nootka "non avere nessuno davanti a lui nella sua canoa"</text:p>
      <text:p text:style-name="P16"/>
      <text:p text:style-name="P16">WIKVAYA: Hopi "uno che porta con sè"</text:p>
      <text:p text:style-name="P16"/>
      <text:p text:style-name="P16">WOHEHIV: Cheyenne "coltello scuro"</text:p>
      <text:p text:style-name="P16"/>
      <text:p text:style-name="P16">WOKAIHWOKOMAS: Cheyenne "antilope bianca"</text:p>
      <text:p text:style-name="P16"/>
      <text:p text:style-name="P16">WUYI: Miwok "avvoltoio tacchino che si impennano"</text:p>
      <text:p text:style-name="P16"/>
      <text:p text:style-name="P16">YAHTO: Lakhota "blu"</text:p>
      <text:p text:style-name="P16"/>
      <text:p text:style-name="P16">YANISIN: Navajo "vergogna"</text:p>
      <text:p text:style-name="P16"/>
      <text:p text:style-name="P16">YAS: Navajo "neve"</text:p>
      <text:p text:style-name="P16"/>
      <text:p text:style-name="P16">YISKA: Navajo "la notte passata"</text:p>
      <text:p text:style-name="P16"/>
      <text:p text:style-name="P16">Per quanto riguarda i Nomi al Maschile-</text:p>
      <text:p text:style-name="P16"/>
      <text:p text:style-name="P16">Significato dei nomi femminili-</text:p>
      <text:p text:style-name="P16"/>
      <text:p text:style-name="P16">ABEDABUN: Chippewa "alba; vista di giorno"</text:p>
      <text:p text:style-name="P16"/>
      <text:p text:style-name="P16">ABEQUA: Chippewa "rimane a casa"</text:p>
      <text:p text:style-name="P16"/>
      <text:p text:style-name="P16">ABEQUE: variante Chippewa di Abequa, "stare a casa"</text:p>
      <text:p text:style-name="P16"/>
      <text:p text:style-name="P16">ADSILA: Cherokee "fiore"</text:p>
      <text:p text:style-name="P16"/>
      <text:p text:style-name="P16">AYLEN: variante Mapuche Aylen, "limpida" o "felice"</text:p>
      <text:p text:style-name="P16"/>
      <text:p text:style-name="P16">AIYANA: Questo nome è stato coniato dal professor Bryan Sykes, autore di "Le sette figlie di Eva", per un particolare studio sulla linea genetica dei nativi americani, pensando che una delle linee di DNA che aveva ricostruito provenisse da una tribù che aveva colonizzato le Americhe:il nome è stato adottato nell'uso nella lingua inglese, per lo più dagli americani. Può significare "mai fiorita".</text:p>
      <text:p text:style-name="P16"/>
      <text:p text:style-name="P16">AIYANNA: variante del nome Aiyana, possibile significato "sempre in fiore"</text:p>
      <text:p text:style-name="P16"/>
      <text:p text:style-name="P16">ALAMEDA: "boschetto di pioppo"</text:p>
      <text:p text:style-name="P16"/>
      <text:p text:style-name="P16">ALAQUA: "albero dolce della gomma"</text:p>
      <text:p text:style-name="P16"/>
      <text:p text:style-name="P16">ALSOOMSE: algonchini "indipendente"</text:p>
      <text:p text:style-name="P16"/>
      <text:p text:style-name="P16">AMADAHY: Cherokee "foresta di acqua"</text:p>
      <text:p text:style-name="P16"/>
      <text:p text:style-name="P16">ANGWUSNASOMTAQA: Hopi "spirito madre corvo"</text:p>
      <text:p text:style-name="P16"/>
      <text:p text:style-name="P16">ANPAYTOO:Creek "raggiante"</text:p>
      <text:p text:style-name="P16"/>
      <text:p text:style-name="P16">APONI: Miwok "farfalla"</text:p>
      <text:p text:style-name="P16"/>
      <text:p text:style-name="P16">AWANATA: Miwok "tartaruga"</text:p>
      <text:p text:style-name="P16"/>
      <text:p text:style-name="P16">AWENTIA: variante Cherokee Awinita, "cerbiatto"</text:p>
      <text:p text:style-name="P16"/>
      <text:p text:style-name="P16">AWINITA: Cherokee "cerbiatto"</text:p>
      <text:p text:style-name="P16"/>
      <text:p text:style-name="P16">AYASHA: variante Cheyenne Ayashe, significa "piccolo"</text:p>
      <text:p text:style-name="P16"/>
      <text:p text:style-name="P16"><text:soft-page-break/>AYASHE: Cheyenne "piccolo"</text:p>
      <text:p text:style-name="P16"/>
      <text:p text:style-name="P16">AYELEN: variante Mapuche Aylen, meaning "chiara" o "felice"</text:p>
      <text:p text:style-name="P16"/>
      <text:p text:style-name="P16">AYLEN: Mapuche, "chiara" o "felice."</text:p>
      <text:p text:style-name="P16"/>
      <text:p text:style-name="P16">CALFURAY: Mapuche nome di fiore "violetta"</text:p>
      <text:p text:style-name="P16"/>
      <text:p text:style-name="P16">CHA'RISA: Hopi "alce"</text:p>
      <text:p text:style-name="P16"/>
      <text:p text:style-name="P16">CHEPI: algonchini "fata"</text:p>
      <text:p text:style-name="P16"/>
      <text:p text:style-name="P16">CHOCHMINGWU: Hopi "madre mais"</text:p>
      <text:p text:style-name="P16"/>
      <text:p text:style-name="P16">CHOSOVI: Hopi "uccello blu"</text:p>
      <text:p text:style-name="P16"/>
      <text:p text:style-name="P16">CHOSPOSI: Hopi "uccello dall'occhio blu"</text:p>
      <text:p text:style-name="P16"/>
      <text:p text:style-name="P16">CHUMANA: Hopi "serpente giovane"</text:p>
      <text:p text:style-name="P16"/>
      <text:p text:style-name="P16">CHUMANI: Lakhota "goccia di rugiada"</text:p>
      <text:p text:style-name="P16"/>
      <text:p text:style-name="P16">CHU'SI: Hopi "fiore di serpente"</text:p>
      <text:p text:style-name="P16"/>
      <text:p text:style-name="P16">DOLI: Navajo "uccelloo blu"</text:p>
      <text:p text:style-name="P16"/>
      <text:p text:style-name="P16">DONOMA: Omaha "davanti al sole"</text:p>
      <text:p text:style-name="P16"/>
      <text:p text:style-name="P16">EHAWEE: Lakhota "fanciulla che ride"</text:p>
      <text:p text:style-name="P16"/>
      <text:p text:style-name="P16">GALILAHI: Cherokee "attraente"</text:p>
      <text:p text:style-name="P16"/>
      <text:p text:style-name="P16">HAKIDONMUYA: Hopi "quando sorge la luna"</text:p>
      <text:p text:style-name="P16"/>
      <text:p text:style-name="P16">HANTAYWEE: Lakhota "fedele"</text:p>
      <text:p text:style-name="P16"/>
      <text:p text:style-name="P16">HEHEWUTI: Hopi "spirito madre del guerriero"</text:p>
      <text:p text:style-name="P16"/>
      <text:p text:style-name="P16">HONOVI: Hopi "cervo forte"</text:p>
      <text:p text:style-name="P16"/>
      <text:p text:style-name="P16">HURIT: algonchini "bella"</text:p>
      <text:p text:style-name="P16"/>
      <text:p text:style-name="P16">HUYANA: Miwok "pioggia che cade"</text:p>
      <text:p text:style-name="P16"/>
      <text:p text:style-name="P16">ISI: Choctaw "cervo"</text:p>
      <text:p text:style-name="P16"/>
      <text:p text:style-name="P16">JACI: Tupi "luna"</text:p>
      <text:p text:style-name="P16"/>
      <text:p text:style-name="P16">KACHINA: Hopi "danzatrice sacra; spirito"</text:p>
      <text:p text:style-name="P16"/>
      <text:p text:style-name="P16">KAI: Navajo "albero del salice"</text:p>
      <text:p text:style-name="P16"/>
      <text:p text:style-name="P16">KALISKA: Miwok "coyote che insegue cervi"</text:p>
      <text:p text:style-name="P16"/>
      <text:p text:style-name="P16">KANTI: algonchino "canzoni"</text:p>
      <text:p text:style-name="P16"/>
      <text:p text:style-name="P16">KASA: Hopi "veste di pelle"</text:p>
      <text:p text:style-name="P16"/>
      <text:p text:style-name="P16">KATERI: Mohawk forma di greco Aikaterine, che significa "pura".</text:p>
      <text:p text:style-name="P16"/>
      <text:p text:style-name="P16">KAYA: Hopi "sorella maggiore"</text:p>
      <text:p text:style-name="P16"/>
      <text:p text:style-name="P16">KEEGSQUAW: algonchino "vergine"</text:p>
      <text:p text:style-name="P16"><text:soft-page-break/></text:p>
      <text:p text:style-name="P16">KEEZHEEKONI: Cheyenne "fuoco che brucia"</text:p>
      <text:p text:style-name="P16"/>
      <text:p text:style-name="P16">KIMAMA: Shoshone "farfalla"</text:p>
      <text:p text:style-name="P16"/>
      <text:p text:style-name="P16">KIMI: algonchino "segreto"</text:p>
      <text:p text:style-name="P16"/>
      <text:p text:style-name="P16">KIMIMELA: Lakhota "farfalla"</text:p>
      <text:p text:style-name="P16"/>
      <text:p text:style-name="P16">KIWIDINOK: Cheyenne "nel vento"</text:p>
      <text:p text:style-name="P16"/>
      <text:p text:style-name="P16">KOKO: Blackfoot "notte"</text:p>
      <text:p text:style-name="P16"/>
      <text:p text:style-name="P16">KOKYANGWUTI: Hopi "donna ragno di mezza età"</text:p>
      <text:p text:style-name="P16"/>
      <text:p text:style-name="P16">KUWANLELENTA: Hopi "rende ambiente bellissimo"</text:p>
      <text:p text:style-name="P16"/>
      <text:p text:style-name="P16">KUWANYAMTIWA: Hopi "bel tasso oltre la collina"</text:p>
      <text:p text:style-name="P16"/>
      <text:p text:style-name="P16">KUWANYAUMA: Hopi "farfalla dalle belle ali"</text:p>
      <text:p text:style-name="P16"/>
      <text:p text:style-name="P16">LENMANA: Hopi "ragazza flauto"</text:p>
      <text:p text:style-name="P16"/>
      <text:p text:style-name="P16">LILUYE: Miwok "pollo falco cantano volando"</text:p>
      <text:p text:style-name="P16"/>
      <text:p text:style-name="P16">LITONYA: Miwok "colibrì guizzanti"</text:p>
      <text:p text:style-name="P16"/>
      <text:p text:style-name="P16">LOMAHONGVA: Hopi "belle nuvole derivanti"</text:p>
      <text:p text:style-name="P16"/>
      <text:p text:style-name="P16">MACAWI:Lakhota "generosa"</text:p>
      <text:p text:style-name="P16"/>
      <text:p text:style-name="P16">MAGASKAWEE: Lakhota "grata"</text:p>
      <text:p text:style-name="P16"/>
      <text:p text:style-name="P16">MAIARA: Tupi "saggia"</text:p>
      <text:p text:style-name="P16"/>
      <text:p text:style-name="P16">MAKA: Lakhota "terra"</text:p>
      <text:p text:style-name="P16"/>
      <text:p text:style-name="P16">MAKAWEE: Lakhota "amorevole"</text:p>
      <text:p text:style-name="P16"/>
      <text:p text:style-name="P16">MAKKITOTOSIMEW: algonchini "ha grandi seni"</text:p>
      <text:p text:style-name="P16"/>
      <text:p text:style-name="P16">MALILA: Miwok "salmone veloce che nuota nella corrente"</text:p>
      <text:p text:style-name="P16"/>
      <text:p text:style-name="P16">MANSI: Hopi "fiore colto"</text:p>
      <text:p text:style-name="P16"/>
      <text:p text:style-name="P16">MAPIYA: Lakhota "cielo"</text:p>
      <text:p text:style-name="P16"/>
      <text:p text:style-name="P16">MEOQUANEE: Cheyenne "porta rossa"</text:p>
      <text:p text:style-name="P16"/>
      <text:p text:style-name="P16">METHOATASKE: Shawnee "tartaruga depone le uova"</text:p>
      <text:p text:style-name="P16"/>
      <text:p text:style-name="P16">MIGINA: Omaha "ritorno della luna"</text:p>
      <text:p text:style-name="P16"/>
      <text:p text:style-name="P16">MIGISI: Cheyenne "aquila"</text:p>
      <text:p text:style-name="P16"/>
      <text:p text:style-name="P16">MIMITEH: Omaha "luna nuova"</text:p>
      <text:p text:style-name="P16"/>
      <text:p text:style-name="P16">MISAE: Osage "sole chiaro"</text:p>
      <text:p text:style-name="P16"/>
      <text:p text:style-name="P16">MOEMA: Tupi "dolce"</text:p>
      <text:p text:style-name="P16"/>
      <text:p text:style-name="P16">MUNA: Hopi "primavera traboccante"</text:p>
      <text:p text:style-name="P16"/>
      <text:p text:style-name="P16"><text:soft-page-break/>NADIE: algonchini "saggia"</text:p>
      <text:p text:style-name="P16"/>
      <text:p text:style-name="P16">NAHIMANA: Sioux "mistica"</text:p>
      <text:p text:style-name="P16"/>
      <text:p text:style-name="P16">NAIRA: Quechua "grandi occhi"</text:p>
      <text:p text:style-name="P16"/>
      <text:p text:style-name="P16">NAMID: Cheyenne "stella che balla"</text:p>
      <text:p text:style-name="P16"/>
      <text:p text:style-name="P16">NASCHA: Navajo "gufa"</text:p>
      <text:p text:style-name="P16"/>
      <text:p text:style-name="P16">NAYELI: Zapotec "ti amo"</text:p>
      <text:p text:style-name="P16"/>
      <text:p text:style-name="P16">NIABI: Osage "cerbiatta"</text:p>
      <text:p text:style-name="P16"/>
      <text:p text:style-name="P16">NIDAWI: Omaha "fata"</text:p>
      <text:p text:style-name="P16"/>
      <text:p text:style-name="P16">NINA: Quechua "fuoco"</text:p>
      <text:p text:style-name="P16"/>
      <text:p text:style-name="P16">NITA: Choctaw "orsa"</text:p>
      <text:p text:style-name="P16"/>
      <text:p text:style-name="P16">NITTAWOSEW: algonchino "non è sterile"</text:p>
      <text:p text:style-name="P16"/>
      <text:p text:style-name="P16">NIZHONI: Navajo "bella"</text:p>
      <text:p text:style-name="P16"/>
      <text:p text:style-name="P16">NJLON: algonchino "padrona"</text:p>
      <text:p text:style-name="P16"/>
      <text:p text:style-name="P16">NOVA:</text:p>
      <text:p text:style-name="P16">1. Moderno nome inglese che deriva dal latino novus, che significa "nuovo".</text:p>
      <text:p text:style-name="P16">2. Hopi "insegue le farfalle"</text:p>
      <text:p text:style-name="P16"/>
      <text:p text:style-name="P16">NUKPANA: Hopi unisex "male"</text:p>
      <text:p text:style-name="P16"/>
      <text:p text:style-name="P16">NUMEES: algonchino "sorella"</text:p>
      <text:p text:style-name="P16"/>
      <text:p text:style-name="P16">NUTTAH: algonchino "mio cuore"</text:p>
      <text:p text:style-name="P16"/>
      <text:p text:style-name="P16">ODAHINGUM: Cheyenne "increspatura di acqua"</text:p>
      <text:p text:style-name="P16"/>
      <text:p text:style-name="P16">OMINOTAGO: Cheyenne "bellissima voce"</text:p>
      <text:p text:style-name="P16"/>
      <text:p text:style-name="P16">POLOMA: Choctaw "arco"</text:p>
      <text:p text:style-name="P16"/>
      <text:p text:style-name="P16">POSALA: Miwok "addio ai fiori di primavera"</text:p>
      <text:p text:style-name="P16"/>
      <text:p text:style-name="P16">POWAQA: Hopi "strega"</text:p>
      <text:p text:style-name="P16"/>
      <text:p text:style-name="P16">PTAYSANWEE: Sioux "bufalo bianco"</text:p>
      <text:p text:style-name="P16"/>
      <text:p text:style-name="P16">PULES: algonchini "piccione"</text:p>
      <text:p text:style-name="P16"/>
      <text:p text:style-name="P16">RAYEN: Mapuche "fiore"</text:p>
      <text:p text:style-name="P16"/>
      <text:p text:style-name="P16">SAHKYO: Navajo "visone"</text:p>
      <text:p text:style-name="P16"/>
      <text:p text:style-name="P16">SALALI: Cherokee "scoiattolo"</text:p>
      <text:p text:style-name="P16"/>
      <text:p text:style-name="P16">SANUYE: Miwok "nuvola rossa al tramonto"</text:p>
      <text:p text:style-name="P16"/>
      <text:p text:style-name="P16">SAQUI: Mapuche "favorita"</text:p>
      <text:p text:style-name="P16"/>
      <text:p text:style-name="P16">SAYEN: Mapuche "amorevole"</text:p>
      <text:p text:style-name="P16"/>
      <text:p text:style-name="P16">SHADI: Navajo "vecchia sorella"</text:p>
      <text:p text:style-name="P16"><text:soft-page-break/></text:p>
      <text:p text:style-name="P16">SHESHEBENS: Cheyenne "piccola papera"</text:p>
      <text:p text:style-name="P16"/>
      <text:p text:style-name="P16">SHIDEEZHI: Navajo "giovane sorella"</text:p>
      <text:p text:style-name="P16"/>
      <text:p text:style-name="P16">SHIKOBA: Choctaw "padre" nome unisex</text:p>
      <text:p text:style-name="P16"/>
      <text:p text:style-name="P16">SHIMA: Navajo "madre"</text:p>
      <text:p text:style-name="P16"/>
      <text:p text:style-name="P16">SHIMASANI: Navajo "nonna"</text:p>
      <text:p text:style-name="P16"/>
      <text:p text:style-name="P16">SHUMAN: Hopi "incantatore di serpenti a sonagli"</text:p>
      <text:p text:style-name="P16"/>
      <text:p text:style-name="P16">SIHU: Hopi "fiore"</text:p>
      <text:p text:style-name="P16"/>
      <text:p text:style-name="P16">SINOPA: Blackfoot "volpe"</text:p>
      <text:p text:style-name="P16"/>
      <text:p text:style-name="P16">SITALA: Miwok "di buona memoria"</text:p>
      <text:p text:style-name="P16"/>
      <text:p text:style-name="P16">SITSI: Navajo "figlia"</text:p>
      <text:p text:style-name="P16"/>
      <text:p text:style-name="P16">SOKANON: algonchini "pioggia"</text:p>
      <text:p text:style-name="P16"/>
      <text:p text:style-name="P16">SOOLEAWA: algonchini "argento"</text:p>
      <text:p text:style-name="P16"/>
      <text:p text:style-name="P16">SOYALA: Hopi "solstizio di inverno"</text:p>
      <text:p text:style-name="P16"/>
      <text:p text:style-name="P16">SULETU: Miwok "vola"</text:p>
      <text:p text:style-name="P16"/>
      <text:p text:style-name="P16">TABLITA: Hopi "tiara"</text:p>
      <text:p text:style-name="P16"/>
      <text:p text:style-name="P16">TADEWI: Omaha "vento"</text:p>
      <text:p text:style-name="P16"/>
      <text:p text:style-name="P16">TAIGI: Omaha "ritorno di luna"</text:p>
      <text:p text:style-name="P16"/>
      <text:p text:style-name="P16">TAINI: variante Omaha di Taigi, stesso significato</text:p>
      <text:p text:style-name="P16"/>
      <text:p text:style-name="P16">TAIPA: Miwok "ali spiegate"</text:p>
      <text:p text:style-name="P16"/>
      <text:p text:style-name="P16">TAKALA: Hopi "nappa di mais"</text:p>
      <text:p text:style-name="P16"/>
      <text:p text:style-name="P16">TAKCHAWEE: Sioux "colomba"</text:p>
      <text:p text:style-name="P16"/>
      <text:p text:style-name="P16">TAKHI: algonchino "freddo"</text:p>
      <text:p text:style-name="P16"/>
      <text:p text:style-name="P16">TALLULA: Choctaw "salto d'acqua"</text:p>
      <text:p text:style-name="P16"/>
      <text:p text:style-name="P16">TALLULAH: variante Choctaw di Tallula, significa sempre "salto d'acqua"</text:p>
      <text:p text:style-name="P16"/>
      <text:p text:style-name="P16">TALULLA: altra variante Choctaw Tallula, con stesso significato</text:p>
      <text:p text:style-name="P16"/>
      <text:p text:style-name="P16">TALULLAH: come sopra</text:p>
      <text:p text:style-name="P16"/>
      <text:p text:style-name="P16">TALUTAH: POLOMA: Choctaw "arco"</text:p>
      <text:p text:style-name="P16"/>
      <text:p text:style-name="P16">TAMAYA: Quechua "nel centro"</text:p>
      <text:p text:style-name="P16"/>
      <text:p text:style-name="P16">TAYANITA: Cherokee"giovane castoro"</text:p>
      <text:p text:style-name="P16"/>
      <text:p text:style-name="P16">TIPONI: Hopi "bambino importante"</text:p>
      <text:p text:style-name="P16"/>
      <text:p text:style-name="P16">TISSEEWOONATIS (Tis-see-woo-na-tis): Cheyenne "colei che bagna con le ginocchia"</text:p>
      <text:p text:style-name="P16"/>
      <text:p text:style-name="P16"><text:soft-page-break/>TIVA: Hopi "danza"</text:p>
      <text:p text:style-name="P16"/>
      <text:p text:style-name="P16">TOLINKA: Miwok "battere le orecchie a un coyote"</text:p>
      <text:p text:style-name="P16"/>
      <text:p text:style-name="P16">TOTSI: Hopi "mocassini"</text:p>
      <text:p text:style-name="P16"/>
      <text:p text:style-name="P16">UNA: Hopi "ricorda"</text:p>
      <text:p text:style-name="P16"/>
      <text:p text:style-name="P16">URIKA: Omaha "utile a tutti"</text:p>
      <text:p text:style-name="P16"/>
      <text:p text:style-name="P16">WACHIWI: Lakhota "ballerina o colei che balla"</text:p>
      <text:p text:style-name="P16"/>
      <text:p text:style-name="P16">WAKANDA: Lakhota "in possesso di poteri magici"</text:p>
      <text:p text:style-name="P16"/>
      <text:p text:style-name="P16">WAKI: Hopi "rifugio"</text:p>
      <text:p text:style-name="P16"/>
      <text:p text:style-name="P16">WAUNA: Miwok "canto dell'oca di neve"</text:p>
      <text:p text:style-name="P16"/>
      <text:p text:style-name="P16">WEEKO: Lakhota "carina"</text:p>
      <text:p text:style-name="P16"/>
      <text:p text:style-name="P16">WENONA: variante inglese del nome nativo Dakhota Winona, che significa "la primogenita"</text:p>
      <text:p text:style-name="P16"/>
      <text:p text:style-name="P16">WENONAH: variante inglese di Wenona, stesso significato di primogenita</text:p>
      <text:p text:style-name="P16"/>
      <text:p text:style-name="P16">WICAPI WAKAN: Dakhota "stella benedetta o sacra"</text:p>
      <text:p text:style-name="P16"/>
      <text:p text:style-name="P16">WIHAKAYDA: Lakhota "piccola"</text:p>
      <text:p text:style-name="P16"/>
      <text:p text:style-name="P16">WIKIMAK:algonchino "moglie"</text:p>
      <text:p text:style-name="P16"/>
      <text:p text:style-name="P16">WINONA: Dakhota "primogenita"</text:p>
      <text:p text:style-name="P16"/>
      <text:p text:style-name="P16">WITASHNAH: Lakhota "verginea"</text:p>
      <text:p text:style-name="P16"/>
      <text:p text:style-name="P16">WUTI: Hopi "donna"</text:p>
      <text:p text:style-name="P16"/>
      <text:p text:style-name="P16">YAMKA: Hopi "fiore di pruno"</text:p>
      <text:p text:style-name="P16"/>
      <text:p text:style-name="P16">YAZHI: Navajo "piccola"</text:p>
      <text:p text:style-name="P16"/>
      <text:p text:style-name="P16">YOKI: Hopi "pioggia"</text:p>
      <text:p text:style-name="P16"/>
      <text:p text:style-name="P16">ZIHNA: Hopi "giri"</text:p>
      <text:p text:style-name="P16"/>
      <text:p text:style-name="P16">ZITKALA: Dakhota "uccello" "sangue rosso"</text:p>
      <text:p text:style-name="P16"/>
      <text:p text:style-name="P16">Significato dei nomi femminili nella cultura Nativa:</text:p>
      <text:p text:style-name="P16"/>
      <text:p text:style-name="P16">ABEDABUN: Chippewa "alba; vista di giorno"</text:p>
      <text:p text:style-name="P16"/>
      <text:p text:style-name="P16">ABEQUA: Chippewa "rimane a casa"</text:p>
      <text:p text:style-name="P16"/>
      <text:p text:style-name="P16">ABEQUE: variante Chippewa di Abequa, "stare a casa"</text:p>
      <text:p text:style-name="P16"/>
      <text:p text:style-name="P16">ADSILA: Cherokee "fiore"</text:p>
      <text:p text:style-name="P16"/>
      <text:p text:style-name="P16">AYLEN: variante Mapuche Aylen, "limpida" o "felice"</text:p>
      <text:p text:style-name="P16"/>
      <text:p text:style-name="P16">AIYANA: Questo nome è stato coniato dal professor Bryan Sykes, autore di "Le sette figlie di Eva", per un particolare studio sulla linea genetica dei nativi americani, pensando che una delle linee di DNA che aveva ricostruito provenisse da una tribù che aveva colonizzato le Americhe:il nome è stato adottato nell'uso nella lingua inglese, per lo più dagli americani. Può significare "mai fiorita".</text:p>
      <text:p text:style-name="P16"/>
      <text:p text:style-name="P16"><text:soft-page-break/>AIYANNA: variante del nome Aiyana, possibile significato "sempre in fiore"</text:p>
      <text:p text:style-name="P16"/>
      <text:p text:style-name="P16">ALAMEDA: "boschetto di pioppo"</text:p>
      <text:p text:style-name="P16"/>
      <text:p text:style-name="P16">ALAQUA: "albero dolce della gomma"</text:p>
      <text:p text:style-name="P16"/>
      <text:p text:style-name="P16">ALSOOMSE: algonchini "indipendente"</text:p>
      <text:p text:style-name="P16"/>
      <text:p text:style-name="P16">AMADAHY: Cherokee "foresta di acqua"</text:p>
      <text:p text:style-name="P16"/>
      <text:p text:style-name="P16">ANGWUSNASOMTAQA: Hopi "spirito madre corvo"</text:p>
      <text:p text:style-name="P16"/>
      <text:p text:style-name="P16">ANPAYTOO: Sioux "raggiante"</text:p>
      <text:p text:style-name="P16"/>
      <text:p text:style-name="P16">APONI: "farfalla"</text:p>
      <text:p text:style-name="P16"/>
      <text:p text:style-name="P16">AWANATA: Miwok "tartaruga"</text:p>
      <text:p text:style-name="P16"/>
      <text:p text:style-name="P16">AWENTIA: variante Cherokee Awinita, "cerbiatto"</text:p>
      <text:p text:style-name="P16"/>
      <text:p text:style-name="P16">AWINITA: Cherokee "cerbiatto"</text:p>
      <text:p text:style-name="P16"/>
      <text:p text:style-name="P16">AYASHA: variante Cheyenne Ayashe, significa "piccolo"</text:p>
      <text:p text:style-name="P16"/>
      <text:p text:style-name="P16">AYASHE: Cheyenne "piccolo"</text:p>
      <text:p text:style-name="P16"/>
      <text:p text:style-name="P16">AYELEN: variante Mapuche Aylen, meaning "chiara" o "felice"</text:p>
      <text:p text:style-name="P16"/>
      <text:p text:style-name="P16">AYLEN: Mapuche, "chiara" o "felice."</text:p>
      <text:p text:style-name="P16"/>
      <text:p text:style-name="P16">CALFURAY: Mapuche nome di fiore "violetta"</text:p>
      <text:p text:style-name="P16"/>
      <text:p text:style-name="P16">CHA'RISA: Hopi "alce"</text:p>
      <text:p text:style-name="P16"/>
      <text:p text:style-name="P16">CHEPI: algonchini "fata"</text:p>
      <text:p text:style-name="P16"/>
      <text:p text:style-name="P16">CHOCHMINGWU: Hopi "madre mais"</text:p>
      <text:p text:style-name="P16"/>
      <text:p text:style-name="P16">CHOSOVI: Hopi "uccello blu"</text:p>
      <text:p text:style-name="P16"/>
      <text:p text:style-name="P16">CHOSPOSI: Hopi "uccello dall'occhio blu"</text:p>
      <text:p text:style-name="P16"/>
      <text:p text:style-name="P16">CHUMANA: Hopi "serpente giovane"</text:p>
      <text:p text:style-name="P16"/>
      <text:p text:style-name="P16">CHUMANI: Sioux "goccia di rugiada"</text:p>
      <text:p text:style-name="P16"/>
      <text:p text:style-name="P16">CHU'SI: Hopi "fiore di serpente"</text:p>
      <text:p text:style-name="P16"/>
      <text:p text:style-name="P16">DOLI: Navajo "uccelloo blu"</text:p>
      <text:p text:style-name="P16"/>
      <text:p text:style-name="P16">DONOMA: Omaha "davanti al sole"</text:p>
      <text:p text:style-name="P16"/>
      <text:p text:style-name="P16">EHAWEE: Sioux "fanciulla che ride"</text:p>
      <text:p text:style-name="P16"/>
      <text:p text:style-name="P16">GALILAHI: Cherokee "attraente"</text:p>
      <text:p text:style-name="P16"/>
      <text:p text:style-name="P16">HAKIDONMUYA: Hopi "quando sorge la luna"</text:p>
      <text:p text:style-name="P16"/>
      <text:p text:style-name="P16">HANTAYWEE: Sioux "fedele"</text:p>
      <text:p text:style-name="P16"/>
      <text:p text:style-name="P16">HEHEWUTI: Hopi "spirito madre del guerriero"</text:p>
      <text:p text:style-name="P16"/>
      <text:p text:style-name="P16">HONOVI: Hopi "cervo forte"</text:p>
      <text:p text:style-name="P16"><text:soft-page-break/></text:p>
      <text:p text:style-name="P16">HURIT: algonchini "bella"</text:p>
      <text:p text:style-name="P16"/>
      <text:p text:style-name="P16">HUYANA: Miwok "pioggia che cade"</text:p>
      <text:p text:style-name="P16"/>
      <text:p text:style-name="P16">ISI: Choctaw "cervo"</text:p>
      <text:p text:style-name="P16"/>
      <text:p text:style-name="P16">JACI: Tupi "luna"</text:p>
      <text:p text:style-name="P16"/>
      <text:p text:style-name="P16">KACHINA: Hopi "danzatrice sacra; spirito"</text:p>
      <text:p text:style-name="P16"/>
      <text:p text:style-name="P16">KAI: Navajo "albero del salice"</text:p>
      <text:p text:style-name="P16"/>
      <text:p text:style-name="P16">KALISKA: Miwok "coyote che insegue cervi"</text:p>
      <text:p text:style-name="P16"/>
      <text:p text:style-name="P16">KANTI: algonchino "canzoni"</text:p>
      <text:p text:style-name="P16"/>
      <text:p text:style-name="P16">KASA: Hopi "veste di pelle"</text:p>
      <text:p text:style-name="P16"/>
      <text:p text:style-name="P16">KATERI: Mohawk forma di greco Aikaterine, che significa "pura".</text:p>
      <text:p text:style-name="P16"/>
      <text:p text:style-name="P16">KAYA: Hopi "sorella maggiore"</text:p>
      <text:p text:style-name="P16"/>
      <text:p text:style-name="P16">KEEGSQUAW: algonchino "vergine"</text:p>
      <text:p text:style-name="P16"/>
      <text:p text:style-name="P16">KEEZHEEKONI: Cheyenne "fuoco che brucia"</text:p>
      <text:p text:style-name="P16"/>
      <text:p text:style-name="P16">KIMAMA: Shoshone "farfalla"</text:p>
      <text:p text:style-name="P16"/>
      <text:p text:style-name="P16">KIMI: algonchino "segreto"</text:p>
      <text:p text:style-name="P16"/>
      <text:p text:style-name="P16">KIMIMELA: Sioux "farfalla"</text:p>
      <text:p text:style-name="P16"/>
      <text:p text:style-name="P16">KIWIDINOK: Cheyenne "nel vento"</text:p>
      <text:p text:style-name="P16"/>
      <text:p text:style-name="P16">KOKO: Blackfoot "notte"</text:p>
      <text:p text:style-name="P16"/>
      <text:p text:style-name="P16">KOKYANGWUTI: Hopi "donna ragno di mezza età"</text:p>
      <text:p text:style-name="P16"/>
      <text:p text:style-name="P16">KUWANLELENTA: Hopi "rende ambiente bellissimo"</text:p>
      <text:p text:style-name="P16"/>
      <text:p text:style-name="P16">KUWANYAMTIWA: Hopi "bel tasso oltre la collina"</text:p>
      <text:p text:style-name="P16"/>
      <text:p text:style-name="P16">KUWANYAUMA: Hopi "farfalla dale belle ali"</text:p>
      <text:p text:style-name="P16"/>
      <text:p text:style-name="P16">LENMANA: Hopi "ragazza flauto"</text:p>
      <text:p text:style-name="P16"/>
      <text:p text:style-name="P16">LILUYE: Miwok "pollo falco cantano volando"</text:p>
      <text:p text:style-name="P16"/>
      <text:p text:style-name="P16">LITONYA: Miwok "colibrì guizzanti"</text:p>
      <text:p text:style-name="P16"/>
      <text:p text:style-name="P16">LOMAHONGVA: Hopi "belle nuvole derivanti"</text:p>
      <text:p text:style-name="P16"/>
      <text:p text:style-name="P16">MACAWI: Sioux "generosa"</text:p>
      <text:p text:style-name="P16"/>
      <text:p text:style-name="P16">MAGASKAWEE: Sioux "grata"</text:p>
      <text:p text:style-name="P16"/>
      <text:p text:style-name="P16">MAIARA: Tupi "saggia"</text:p>
      <text:p text:style-name="P16"/>
      <text:p text:style-name="P16">MAKA: Sioux "terra"</text:p>
      <text:p text:style-name="P16"/>
      <text:p text:style-name="P16">MAKAWEE: Sioux "amorevole"</text:p>
      <text:p text:style-name="P16"/>
      <text:p text:style-name="P16"><text:soft-page-break/>MAKKITOTOSIMEW: algonchini "ha grandi seni"</text:p>
      <text:p text:style-name="P16"/>
      <text:p text:style-name="P16">MALILA: Miwok "salmone veloce che nuota nella corrente"</text:p>
      <text:p text:style-name="P16"/>
      <text:p text:style-name="P16">MANSI: Hopi "fiore colto"</text:p>
      <text:p text:style-name="P16"/>
      <text:p text:style-name="P16">MAPIYA: Sioux "cielo"</text:p>
      <text:p text:style-name="P16"/>
      <text:p text:style-name="P16">MEOQUANEE: Cheyenne "porta rossa"</text:p>
      <text:p text:style-name="P16"/>
      <text:p text:style-name="P16">METHOATASKE: Shawnee "tartaruga depone le uova"</text:p>
      <text:p text:style-name="P16"/>
      <text:p text:style-name="P16">MIGINA: Omaha "ritorno della luna"</text:p>
      <text:p text:style-name="P16"/>
      <text:p text:style-name="P16">MIGISI: Cheyenne "aquila"</text:p>
      <text:p text:style-name="P16"/>
      <text:p text:style-name="P16">MIMITEH: Omaha "luna nuova"</text:p>
      <text:p text:style-name="P16"/>
      <text:p text:style-name="P16">MISAE: Osage "sole chiaro"</text:p>
      <text:p text:style-name="P16"/>
      <text:p text:style-name="P16">MOEMA: Tupi "dolce"</text:p>
      <text:p text:style-name="P16"/>
      <text:p text:style-name="P16">MUNA: Hopi "primavera traboccante"</text:p>
      <text:p text:style-name="P16"/>
      <text:p text:style-name="P16">NADIE: algonchini "saggia"</text:p>
      <text:p text:style-name="P16"/>
      <text:p text:style-name="P16">NAHIMANA: Sioux "mistica"</text:p>
      <text:p text:style-name="P16"/>
      <text:p text:style-name="P16">NAIRA: Quechua "grandi occhi"</text:p>
      <text:p text:style-name="P16"/>
      <text:p text:style-name="P16">NAMID: Cheyenne "stella che balla"</text:p>
      <text:p text:style-name="P16"/>
      <text:p text:style-name="P16">NASCHA: Navajo "gufa"</text:p>
      <text:p text:style-name="P16"/>
      <text:p text:style-name="P16">NAYELI: Zapotec "ti amo"</text:p>
      <text:p text:style-name="P16"/>
      <text:p text:style-name="P16">NIABI: Osage "cerbiatta"</text:p>
      <text:p text:style-name="P16"/>
      <text:p text:style-name="P16">NIDAWI: Omaha "fata"</text:p>
      <text:p text:style-name="P16"/>
      <text:p text:style-name="P16">NINA: Quechua "fuoco"</text:p>
      <text:p text:style-name="P16"/>
      <text:p text:style-name="P16">NITA: Choctaw "orsa"</text:p>
      <text:p text:style-name="P16"/>
      <text:p text:style-name="P16">NITTAWOSEW: algonchino "non è sterile"</text:p>
      <text:p text:style-name="P16"/>
      <text:p text:style-name="P16">NIZHONI: Navajo "bella"</text:p>
      <text:p text:style-name="P16"/>
      <text:p text:style-name="P16">NJLON: algonchino "padrona"</text:p>
      <text:p text:style-name="P16"/>
      <text:p text:style-name="P16">NOVA:</text:p>
      <text:p text:style-name="P16">1. Moderno nome inglese che deriva dal latino novus, che significa "nuovo".</text:p>
      <text:p text:style-name="P16">2. Hopi "insegue le farfalle"</text:p>
      <text:p text:style-name="P16"/>
      <text:p text:style-name="P16">NUKPANA: Hopi unisex "male"</text:p>
      <text:p text:style-name="P16"/>
      <text:p text:style-name="P16">NUMEES: algonchino "sorella"</text:p>
      <text:p text:style-name="P16"/>
      <text:p text:style-name="P16">NUTTAH: algonchino "mio cuore"</text:p>
      <text:p text:style-name="P16"/>
      <text:p text:style-name="P16">ODAHINGUM: Cheyenne "increspatura di acqua"</text:p>
      <text:p text:style-name="P16"/>
      <text:p text:style-name="P16">OMINOTAGO: Cheyenne "bellissima voce"</text:p>
      <text:p text:style-name="P16"><text:soft-page-break/></text:p>
      <text:p text:style-name="P16">POLOMA: Choctaw "arco"</text:p>
      <text:p text:style-name="P16"/>
      <text:p text:style-name="P16">POSALA: Miwok "addio ai fiori di primavera"</text:p>
      <text:p text:style-name="P16"/>
      <text:p text:style-name="P16">POWAQA: Hopi "strega"</text:p>
      <text:p text:style-name="P16"/>
      <text:p text:style-name="P16">PTAYSANWEE: Sioux "bufalo bianco"</text:p>
      <text:p text:style-name="P16"/>
      <text:p text:style-name="P16">PULES: algonchini "piccione"</text:p>
      <text:p text:style-name="P16"/>
      <text:p text:style-name="P16">RAYEN: Mapuche "fiore"</text:p>
      <text:p text:style-name="P16"/>
      <text:p text:style-name="P16">SAHKYO: Navajo "visone"</text:p>
      <text:p text:style-name="P16"/>
      <text:p text:style-name="P16">SALALI: Cherokee "scoiattolo"</text:p>
      <text:p text:style-name="P16"/>
      <text:p text:style-name="P16">SANUYE: Miwok "nuvola rossa al tramonto"</text:p>
      <text:p text:style-name="P16"/>
      <text:p text:style-name="P16">SAQUI: Mapuche "favorita"</text:p>
      <text:p text:style-name="P16"/>
      <text:p text:style-name="P16">SAYEN: Mapuche "amorevole"</text:p>
      <text:p text:style-name="P16"/>
      <text:p text:style-name="P16">SHADI: Navajo "vecchia sorella"</text:p>
      <text:p text:style-name="P16"/>
      <text:p text:style-name="P16">SHESHEBENS: Cheyenne "piccola papera"</text:p>
      <text:p text:style-name="P16"/>
      <text:p text:style-name="P16">SHIDEEZHI: Navajo "giovane sorella"</text:p>
      <text:p text:style-name="P16"/>
      <text:p text:style-name="P16">SHIKOBA: Choctaw "padre" nome unisex</text:p>
      <text:p text:style-name="P16"/>
      <text:p text:style-name="P16">SHIMA: Navajo "madre"</text:p>
      <text:p text:style-name="P16"/>
      <text:p text:style-name="P16">SHIMASANI: Navajo "nonna"</text:p>
      <text:p text:style-name="P16"/>
      <text:p text:style-name="P16">SHUMAN: Hopi "incantatore di serpenti a sonagli"</text:p>
      <text:p text:style-name="P16"/>
      <text:p text:style-name="P16">SIHU: Hopi "fiore"</text:p>
      <text:p text:style-name="P16"/>
      <text:p text:style-name="P16">SINOPA: Blackfoot "volpe"</text:p>
      <text:p text:style-name="P16"/>
      <text:p text:style-name="P16">SITALA: Miwok "di buona memoria"</text:p>
      <text:p text:style-name="P16"/>
      <text:p text:style-name="P16">SITSI: Navajo "figlia"</text:p>
      <text:p text:style-name="P16"/>
      <text:p text:style-name="P16">SOKANON: algonchini "pioggia"</text:p>
      <text:p text:style-name="P16"/>
      <text:p text:style-name="P16">SOOLEAWA: algonchini "argento"</text:p>
      <text:p text:style-name="P16"/>
      <text:p text:style-name="P16">SOYALA: Hopi "solstizio di inverno"</text:p>
      <text:p text:style-name="P16"/>
      <text:p text:style-name="P16">SULETU: Miwok "vola"</text:p>
      <text:p text:style-name="P16"/>
      <text:p text:style-name="P16">TABLITA: Hopi "tiara"</text:p>
      <text:p text:style-name="P16"/>
      <text:p text:style-name="P16">TADEWI: Omaha "vento"</text:p>
      <text:p text:style-name="P16"/>
      <text:p text:style-name="P16">TAIGI: Omaha "ritorno di luna"</text:p>
      <text:p text:style-name="P16"/>
      <text:p text:style-name="P16">TAINI: variante Omaha di Taigi, stesso significato</text:p>
      <text:p text:style-name="P16"/>
      <text:p text:style-name="P16">TAIPA: Miwok "ali spiegate"</text:p>
      <text:p text:style-name="P16"/>
      <text:p text:style-name="P16"><text:soft-page-break/>TAKALA: Hopi "nappa di mais"</text:p>
      <text:p text:style-name="P16"/>
      <text:p text:style-name="P16">TAKCHAWEE: Sioux "colomba"</text:p>
      <text:p text:style-name="P16"/>
      <text:p text:style-name="P16">TAKHI: algonchino "freddo"</text:p>
      <text:p text:style-name="P16"/>
      <text:p text:style-name="P16">TALLULA: Choctaw "salto d'acqua"</text:p>
      <text:p text:style-name="P16"/>
      <text:p text:style-name="P16">TALLULAH: variante Choctaw di Tallula, significa sempre "salto d'acqua"</text:p>
      <text:p text:style-name="P16"/>
      <text:p text:style-name="P16">TALULLA: altra variante Choctaw Tallula, con stesso significato</text:p>
      <text:p text:style-name="P16"/>
      <text:p text:style-name="P16">TALULLAH: come sopra</text:p>
      <text:p text:style-name="P16"/>
      <text:p text:style-name="P16">TALUTAH: Sioux "sangue rosso"</text:p>
      <text:p text:style-name="P16"/>
      <text:p text:style-name="P16">TAMAYA: Quechua "nel centro"</text:p>
      <text:p text:style-name="P16"/>
      <text:p text:style-name="P16">TAYANITA: Cherokee"giovane castoro"</text:p>
      <text:p text:style-name="P16"/>
      <text:p text:style-name="P16">TIPONI: Hopi "bambino importante"</text:p>
      <text:p text:style-name="P16"/>
      <text:p text:style-name="P16">TISSEEWOONATIS (Tis-see-woo-na-tis): Cheyenne "colei che bagna con le ginocchia"</text:p>
      <text:p text:style-name="P16"/>
      <text:p text:style-name="P16">TIVA: Hopi "danza"</text:p>
      <text:p text:style-name="P16"/>
      <text:p text:style-name="P16">TOLINKA: Miwok "battere le orecchie a un coyote"</text:p>
      <text:p text:style-name="P16"/>
      <text:p text:style-name="P16">TOTSI: Hopi "mocassini"</text:p>
      <text:p text:style-name="P16"/>
      <text:p text:style-name="P16">TUWA: Hopi "terra"</text:p>
      <text:p text:style-name="P16"/>
      <text:p text:style-name="P16">UNA: Hopi "ricorda"</text:p>
      <text:p text:style-name="P16"/>
      <text:p text:style-name="P16">URIKA: Omaha "utile a tutti"</text:p>
      <text:p text:style-name="P16"/>
      <text:p text:style-name="P16">WACHIWI: Sioux "ballerina o colei che balla"</text:p>
      <text:p text:style-name="P16"/>
      <text:p text:style-name="P16">WAKANDA: Sioux "in possesso di poteri magici"</text:p>
      <text:p text:style-name="P16"/>
      <text:p text:style-name="P16">WAKI: Hopi "rifugio"</text:p>
      <text:p text:style-name="P16"/>
      <text:p text:style-name="P16">WAUNA: Miwok "canto dell'oca di neve"</text:p>
      <text:p text:style-name="P16"/>
      <text:p text:style-name="P16">WEEKO: Sioux "carina"</text:p>
      <text:p text:style-name="P16"/>
      <text:p text:style-name="P16">WENONA: variante inglese del nome nativo Dakota Winona, che significa "la primogenita"</text:p>
      <text:p text:style-name="P16"/>
      <text:p text:style-name="P16">WENONAH: variante inglese di Wenona, stesso significato di primogenita</text:p>
      <text:p text:style-name="P16"/>
      <text:p text:style-name="P16">WICAPI WAKAN: Dakota "stella benedetta o sacra"</text:p>
      <text:p text:style-name="P16"/>
      <text:p text:style-name="P16">WIHAKAYDA: Sioux "piccola"</text:p>
      <text:p text:style-name="P16"/>
      <text:p text:style-name="P16">WIKIMAK:algonchino "moglie"</text:p>
      <text:p text:style-name="P16"/>
      <text:p text:style-name="P16">WINONA: Dakota "primogenita"</text:p>
      <text:p text:style-name="P16"/>
      <text:p text:style-name="P16">WITASHNAH: Sioux "verginea"</text:p>
      <text:p text:style-name="P16"/>
      <text:p text:style-name="P16">WUTI: Hopi "donna"</text:p>
      <text:p text:style-name="P16"/>
      <text:p text:style-name="P16">YAMKA: Hopi "fiore di pruno"</text:p>
      <text:p text:style-name="P16"><text:soft-page-break/></text:p>
      <text:p text:style-name="P16">YAZHI: Navajo "piccola"</text:p>
      <text:p text:style-name="P16"/>
      <text:p text:style-name="P16">YOKI: Hopi "pioggia"</text:p>
      <text:p text:style-name="P16"/>
      <text:p text:style-name="P16">ZIHNA: Hopi "giri"</text:p>
      <text:p text:style-name="P16"/>
      <text:p text:style-name="P16">ZITKALA: Dakota "uccello"</text:p>
      <text:p text:style-name="P16"/>
      <text:p text:style-name="P16">(Ponti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7:14:39.440689435</meta:creation-date>
    <dc:date>2020-03-28T18:25:03.817331118</dc:date>
    <meta:editing-duration>PT1H56M44S</meta:editing-duration>
    <meta:editing-cycles>4</meta:editing-cycles>
    <meta:generator>LibreOffice/6.0.7.3$Linux_X86_64 LibreOffice_project/00m0$Build-3</meta:generator>
    <meta:document-statistic meta:table-count="0" meta:image-count="0" meta:object-count="0" meta:page-count="23" meta:paragraph-count="653" meta:word-count="3932" meta:character-count="28203" meta:non-whitespace-character-count="24893"/>
  </office:meta>
</office:document-meta>
</file>